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3pt" style:font-size-asian="13pt" style:font-size-complex="13pt"/>
    </style:style>
    <style:style style:name="P2" style:family="paragraph" style:parent-style-name="Standard">
      <style:paragraph-properties fo:line-height="150%"/>
      <style:text-properties style:font-name="Ubuntu" fo:font-size="13pt" officeooo:paragraph-rsid="00183e00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Ubuntu" fo:font-size="13pt" officeooo:rsid="00149cea" officeooo:paragraph-rsid="00149cea" style:font-size-asian="13pt" style:font-size-complex="13pt"/>
    </style:style>
    <style:style style:name="P4" style:family="paragraph" style:parent-style-name="Standard">
      <style:paragraph-properties fo:line-height="150%"/>
      <style:text-properties style:font-name="Ubuntu" fo:font-size="13pt" officeooo:rsid="00174a33" officeooo:paragraph-rsid="00174a33" style:font-size-asian="13pt" style:font-size-complex="13pt"/>
    </style:style>
    <style:style style:name="P5" style:family="paragraph" style:parent-style-name="Standard">
      <style:paragraph-properties fo:line-height="150%"/>
      <style:text-properties style:font-name="Ubuntu" fo:font-size="13pt" officeooo:rsid="001a62ec" officeooo:paragraph-rsid="001a62ec" style:font-size-asian="13pt" style:font-size-complex="13pt"/>
    </style:style>
    <style:style style:name="P6" style:family="paragraph" style:parent-style-name="Standard">
      <style:paragraph-properties fo:line-height="150%"/>
      <style:text-properties style:font-name="Ubuntu" fo:font-size="13pt" officeooo:rsid="001a62ec" officeooo:paragraph-rsid="0020cd1a" style:font-size-asian="13pt" style:font-size-complex="13pt"/>
    </style:style>
    <style:style style:name="P7" style:family="paragraph" style:parent-style-name="Standard">
      <style:paragraph-properties fo:line-height="150%"/>
      <style:text-properties style:font-name="Ubuntu" fo:font-size="13pt" officeooo:rsid="001b4225" officeooo:paragraph-rsid="001b4225" style:font-size-asian="13pt" style:font-size-complex="13pt"/>
    </style:style>
    <style:style style:name="P8" style:family="paragraph" style:parent-style-name="Standard">
      <style:paragraph-properties fo:line-height="150%"/>
      <style:text-properties style:font-name="Ubuntu" fo:font-size="13pt" officeooo:rsid="001b4225" officeooo:paragraph-rsid="0020cd1a" style:font-size-asian="13pt" style:font-size-complex="13pt"/>
    </style:style>
    <style:style style:name="P9" style:family="paragraph" style:parent-style-name="Standard">
      <style:paragraph-properties fo:line-height="150%"/>
      <style:text-properties style:font-name="Ubuntu" fo:font-size="13pt" officeooo:rsid="001b608c" officeooo:paragraph-rsid="0020cd1a" style:font-size-asian="13pt" style:font-size-complex="13pt"/>
    </style:style>
    <style:style style:name="P10" style:family="paragraph" style:parent-style-name="Standard">
      <style:paragraph-properties fo:line-height="150%"/>
      <style:text-properties style:font-name="Ubuntu" fo:font-size="13pt" officeooo:rsid="001ceb94" officeooo:paragraph-rsid="0020cd1a" style:font-size-asian="13pt" style:font-size-complex="13pt"/>
    </style:style>
    <style:style style:name="P11" style:family="paragraph" style:parent-style-name="Standard">
      <style:paragraph-properties fo:line-height="150%"/>
      <style:text-properties style:font-name="Ubuntu" fo:font-size="13pt" officeooo:rsid="001dd147" officeooo:paragraph-rsid="001dd147" style:font-size-asian="13pt" style:font-size-complex="13pt"/>
    </style:style>
    <style:style style:name="P12" style:family="paragraph" style:parent-style-name="Standard">
      <style:paragraph-properties fo:line-height="150%"/>
      <style:text-properties style:font-name="Ubuntu" fo:font-size="13pt" officeooo:rsid="0015f655" officeooo:paragraph-rsid="0015f655" style:font-size-asian="13pt" style:font-size-complex="13pt"/>
    </style:style>
    <style:style style:name="P13" style:family="paragraph" style:parent-style-name="Standard">
      <style:paragraph-properties fo:line-height="150%"/>
      <style:text-properties style:font-name="Ubuntu" fo:font-size="13pt" officeooo:rsid="0022c643" officeooo:paragraph-rsid="0022c643" style:font-size-asian="13pt" style:font-size-complex="13pt"/>
    </style:style>
    <style:style style:name="P14" style:family="paragraph" style:parent-style-name="Standard">
      <style:paragraph-properties fo:line-height="150%"/>
      <style:text-properties style:font-name="Ubuntu" fo:font-size="13pt" officeooo:rsid="0022c643" officeooo:paragraph-rsid="0030e44b" style:font-size-asian="13pt" style:font-size-complex="13pt"/>
    </style:style>
    <style:style style:name="P15" style:family="paragraph" style:parent-style-name="Standard">
      <style:paragraph-properties fo:line-height="150%"/>
      <style:text-properties style:font-name="Ubuntu" fo:font-size="13pt" officeooo:rsid="00243a75" officeooo:paragraph-rsid="00243a75" style:font-size-asian="13pt" style:font-size-complex="13pt"/>
    </style:style>
    <style:style style:name="P16" style:family="paragraph" style:parent-style-name="Standard">
      <style:paragraph-properties fo:line-height="150%"/>
      <style:text-properties style:font-name="Ubuntu" fo:font-size="13pt" officeooo:rsid="0026d2d7" officeooo:paragraph-rsid="0026d2d7" style:font-size-asian="13pt" style:font-size-complex="13pt"/>
    </style:style>
    <style:style style:name="P17" style:family="paragraph" style:parent-style-name="Standard">
      <style:paragraph-properties fo:line-height="150%"/>
      <style:text-properties style:font-name="Ubuntu" fo:font-size="13pt" officeooo:rsid="0026d2d7" officeooo:paragraph-rsid="0027a7b2" style:font-size-asian="13pt" style:font-size-complex="13pt"/>
    </style:style>
    <style:style style:name="P18" style:family="paragraph" style:parent-style-name="Standard">
      <style:paragraph-properties fo:line-height="150%"/>
      <style:text-properties style:font-name="Ubuntu" fo:font-size="13pt" officeooo:rsid="00293f8b" officeooo:paragraph-rsid="00293f8b" style:font-size-asian="13pt" style:font-size-complex="13pt"/>
    </style:style>
    <style:style style:name="P19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20" style:family="paragraph" style:parent-style-name="Standard">
      <style:paragraph-properties fo:line-height="150%"/>
      <style:text-properties style:font-name="Ubuntu" fo:font-size="13pt" officeooo:rsid="002ce472" officeooo:paragraph-rsid="002ce472" style:font-size-asian="13pt" style:font-size-complex="13pt"/>
    </style:style>
    <style:style style:name="P21" style:family="paragraph" style:parent-style-name="Standard">
      <style:paragraph-properties fo:line-height="150%"/>
      <style:text-properties style:font-name="Ubuntu" fo:font-size="13pt" officeooo:rsid="0030a26b" officeooo:paragraph-rsid="0030a26b" style:font-size-asian="13pt" style:font-size-complex="13pt"/>
    </style:style>
    <style:style style:name="P22" style:family="paragraph" style:parent-style-name="Standard">
      <style:paragraph-properties fo:line-height="150%"/>
      <style:text-properties style:font-name="Ubuntu" fo:font-size="13pt" officeooo:rsid="0030a26b" officeooo:paragraph-rsid="0030e44b" style:font-size-asian="13pt" style:font-size-complex="13pt"/>
    </style:style>
    <style:style style:name="P23" style:family="paragraph" style:parent-style-name="Standard">
      <style:paragraph-properties fo:line-height="150%"/>
      <style:text-properties style:font-name="Ubuntu" fo:font-size="13pt" officeooo:rsid="0030c3d8" officeooo:paragraph-rsid="0030c3d8" style:font-size-asian="13pt" style:font-size-complex="13pt"/>
    </style:style>
    <style:style style:name="P24" style:family="paragraph" style:parent-style-name="Standard">
      <style:paragraph-properties fo:line-height="150%"/>
      <style:text-properties style:font-name="Ubuntu" fo:font-size="13pt" officeooo:rsid="0032cae8" officeooo:paragraph-rsid="0032cae8" style:font-size-asian="13pt" style:font-size-complex="13pt"/>
    </style:style>
    <style:style style:name="P25" style:family="paragraph" style:parent-style-name="Standard">
      <style:paragraph-properties fo:line-height="150%"/>
      <style:text-properties style:font-name="Ubuntu" fo:font-size="13pt" officeooo:rsid="0032d47b" officeooo:paragraph-rsid="0032d47b" style:font-size-asian="13pt" style:font-size-complex="13pt"/>
    </style:style>
    <style:style style:name="P26" style:family="paragraph" style:parent-style-name="Standard">
      <style:paragraph-properties fo:line-height="150%"/>
      <style:text-properties style:font-name="Ubuntu" fo:font-size="13pt" officeooo:rsid="0033c102" officeooo:paragraph-rsid="0033c102" style:font-size-asian="13pt" style:font-size-complex="13pt"/>
    </style:style>
    <style:style style:name="P27" style:family="paragraph" style:parent-style-name="Standard">
      <style:paragraph-properties fo:line-height="150%"/>
      <style:text-properties style:font-name="Ubuntu" fo:font-size="13pt" officeooo:rsid="003620cc" officeooo:paragraph-rsid="003620cc" style:font-size-asian="13pt" style:font-size-complex="13pt"/>
    </style:style>
    <style:style style:name="P28" style:family="paragraph" style:parent-style-name="Standard">
      <style:paragraph-properties fo:line-height="150%"/>
      <style:text-properties style:font-name="Ubuntu" fo:font-size="13pt" officeooo:rsid="00373180" officeooo:paragraph-rsid="00373180" style:font-size-asian="13pt" style:font-size-complex="13pt"/>
    </style:style>
    <style:style style:name="P29" style:family="paragraph" style:parent-style-name="Standard">
      <style:paragraph-properties fo:line-height="150%"/>
      <style:text-properties style:font-name="Ubuntu" fo:font-size="13pt" officeooo:rsid="0037af1c" officeooo:paragraph-rsid="0037af1c" style:font-size-asian="13pt" style:font-size-complex="13pt"/>
    </style:style>
    <style:style style:name="P30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P31" style:family="paragraph" style:parent-style-name="Standard">
      <style:paragraph-properties fo:line-height="150%"/>
      <style:text-properties style:font-name="Ubuntu" fo:font-size="13pt" officeooo:rsid="0037b978" officeooo:paragraph-rsid="004ace26" style:font-size-asian="13pt" style:font-size-complex="13pt"/>
    </style:style>
    <style:style style:name="P32" style:family="paragraph" style:parent-style-name="Standard">
      <style:paragraph-properties fo:line-height="150%"/>
      <style:text-properties style:font-name="Ubuntu" fo:font-size="13pt" officeooo:rsid="00395428" officeooo:paragraph-rsid="00395428" style:font-size-asian="13pt" style:font-size-complex="13pt"/>
    </style:style>
    <style:style style:name="P33" style:family="paragraph" style:parent-style-name="Standard">
      <style:paragraph-properties fo:line-height="150%"/>
      <style:text-properties style:font-name="Ubuntu" fo:font-size="13pt" officeooo:rsid="003b4235" officeooo:paragraph-rsid="003b4235" style:font-size-asian="13pt" style:font-size-complex="13pt"/>
    </style:style>
    <style:style style:name="P34" style:family="paragraph" style:parent-style-name="Standard">
      <style:paragraph-properties fo:line-height="150%"/>
      <style:text-properties style:font-name="Ubuntu" fo:font-size="13pt" officeooo:rsid="0045e604" officeooo:paragraph-rsid="0045e604" style:font-size-asian="13pt" style:font-size-complex="13pt"/>
    </style:style>
    <style:style style:name="P35" style:family="paragraph" style:parent-style-name="Standard">
      <style:paragraph-properties fo:line-height="150%"/>
      <style:text-properties style:font-name="Ubuntu" fo:font-size="13pt" officeooo:rsid="0047c09f" officeooo:paragraph-rsid="0047c09f" style:font-size-asian="13pt" style:font-size-complex="13pt"/>
    </style:style>
    <style:style style:name="P36" style:family="paragraph" style:parent-style-name="Standard">
      <style:paragraph-properties fo:line-height="150%"/>
      <style:text-properties style:font-name="Ubuntu" fo:font-size="13pt" officeooo:rsid="0047d122" officeooo:paragraph-rsid="0047d122" style:font-size-asian="13pt" style:font-size-complex="13pt"/>
    </style:style>
    <style:style style:name="P37" style:family="paragraph" style:parent-style-name="Standard">
      <style:paragraph-properties fo:line-height="150%"/>
      <style:text-properties style:font-name="Ubuntu" fo:font-size="13pt" officeooo:rsid="0048c4ca" officeooo:paragraph-rsid="0048c4ca" style:font-size-asian="13pt" style:font-size-complex="13pt"/>
    </style:style>
    <style:style style:name="P38" style:family="paragraph" style:parent-style-name="Standard">
      <style:paragraph-properties fo:line-height="150%"/>
      <style:text-properties style:font-name="Ubuntu" fo:font-size="13pt" officeooo:rsid="004a1e53" officeooo:paragraph-rsid="004a1e53" style:font-size-asian="13pt" style:font-size-complex="13pt"/>
    </style:style>
    <style:style style:name="P39" style:family="paragraph" style:parent-style-name="Standard">
      <style:paragraph-properties fo:line-height="150%"/>
      <style:text-properties style:font-name="Ubuntu" fo:font-size="13pt" officeooo:rsid="004ace26" officeooo:paragraph-rsid="004ace26" style:font-size-asian="13pt" style:font-size-complex="13pt"/>
    </style:style>
    <style:style style:name="P40" style:family="paragraph" style:parent-style-name="Standard">
      <style:paragraph-properties fo:line-height="150%"/>
      <style:text-properties style:font-name="Ubuntu" fo:font-size="13pt" officeooo:rsid="0015f655" officeooo:paragraph-rsid="0015f655" fo:background-color="#eeeeee" style:font-size-asian="13pt" style:font-size-complex="13pt"/>
    </style:style>
    <style:style style:name="P41" style:family="paragraph" style:parent-style-name="Standard">
      <style:paragraph-properties fo:line-height="150%"/>
      <style:text-properties style:font-name="Ubuntu" fo:font-size="13pt" officeooo:rsid="001b4225" officeooo:paragraph-rsid="001b4225" fo:background-color="#eeeeee" style:font-size-asian="13pt" style:font-size-complex="13pt"/>
    </style:style>
    <style:style style:name="P42" style:family="paragraph" style:parent-style-name="Standard">
      <style:paragraph-properties fo:line-height="150%"/>
      <style:text-properties style:font-name="Ubuntu" fo:font-size="13pt" officeooo:rsid="001b4225" officeooo:paragraph-rsid="0020cd1a" fo:background-color="#eeeeee" style:font-size-asian="13pt" style:font-size-complex="13pt"/>
    </style:style>
    <style:style style:name="P43" style:family="paragraph" style:parent-style-name="Standard">
      <style:paragraph-properties fo:line-height="150%"/>
      <style:text-properties style:font-name="Ubuntu" fo:font-size="13pt" officeooo:rsid="001a62ec" officeooo:paragraph-rsid="0020cd1a" fo:background-color="#eeeeee" style:font-size-asian="13pt" style:font-size-complex="13pt"/>
    </style:style>
    <style:style style:name="P44" style:family="paragraph" style:parent-style-name="Standard">
      <style:paragraph-properties fo:line-height="150%"/>
      <style:text-properties style:font-name="Ubuntu" fo:font-size="13pt" officeooo:rsid="001a62ec" officeooo:paragraph-rsid="0022c643" fo:background-color="#eeeeee" style:font-size-asian="13pt" style:font-size-complex="13pt"/>
    </style:style>
    <style:style style:name="P45" style:family="paragraph" style:parent-style-name="Standard">
      <style:paragraph-properties fo:line-height="150%"/>
      <style:text-properties style:font-name="Ubuntu" fo:font-size="13pt" officeooo:rsid="001ceb94" officeooo:paragraph-rsid="0020cd1a" fo:background-color="#eeeeee" style:font-size-asian="13pt" style:font-size-complex="13pt"/>
    </style:style>
    <style:style style:name="P46" style:family="paragraph" style:parent-style-name="Standard">
      <style:paragraph-properties fo:line-height="150%"/>
      <style:text-properties style:font-name="Ubuntu" fo:font-size="13pt" officeooo:rsid="001dd147" officeooo:paragraph-rsid="001dd147" fo:background-color="#eeeeee" style:font-size-asian="13pt" style:font-size-complex="13pt"/>
    </style:style>
    <style:style style:name="P47" style:family="paragraph" style:parent-style-name="Standard">
      <style:paragraph-properties fo:line-height="150%"/>
      <style:text-properties style:font-name="Ubuntu" fo:font-size="13pt" officeooo:rsid="00174a33" officeooo:paragraph-rsid="00174a33" fo:background-color="#eeeeee" style:font-size-asian="13pt" style:font-size-complex="13pt"/>
    </style:style>
    <style:style style:name="P48" style:family="paragraph" style:parent-style-name="Standard">
      <style:paragraph-properties fo:line-height="150%"/>
      <style:text-properties style:font-name="Ubuntu" fo:font-size="13pt" officeooo:rsid="00174a33" officeooo:paragraph-rsid="001dd147" fo:background-color="#eeeeee" style:font-size-asian="13pt" style:font-size-complex="13pt"/>
    </style:style>
    <style:style style:name="P49" style:family="paragraph" style:parent-style-name="Standard">
      <style:paragraph-properties fo:line-height="150%"/>
      <style:text-properties style:font-name="Ubuntu" fo:font-size="13pt" officeooo:rsid="001f47e5" officeooo:paragraph-rsid="001f47e5" fo:background-color="#eeeeee" style:font-size-asian="13pt" style:font-size-complex="13pt"/>
    </style:style>
    <style:style style:name="P50" style:family="paragraph" style:parent-style-name="Standard">
      <style:paragraph-properties fo:line-height="150%"/>
      <style:text-properties style:font-name="Ubuntu" fo:font-size="13pt" officeooo:rsid="002145ea" officeooo:paragraph-rsid="002145ea" fo:background-color="#eeeeee" style:font-size-asian="13pt" style:font-size-complex="13pt"/>
    </style:style>
    <style:style style:name="P51" style:family="paragraph" style:parent-style-name="Standard">
      <style:paragraph-properties fo:line-height="150%"/>
      <style:text-properties style:font-name="Ubuntu" fo:font-size="13pt" officeooo:rsid="0022c643" officeooo:paragraph-rsid="0022c643" fo:background-color="#eeeeee" style:font-size-asian="13pt" style:font-size-complex="13pt"/>
    </style:style>
    <style:style style:name="P52" style:family="paragraph" style:parent-style-name="Standard">
      <style:paragraph-properties fo:line-height="150%"/>
      <style:text-properties style:font-name="Ubuntu" fo:font-size="13pt" officeooo:rsid="0022c643" officeooo:paragraph-rsid="0026d2d7" fo:background-color="#eeeeee" style:font-size-asian="13pt" style:font-size-complex="13pt"/>
    </style:style>
    <style:style style:name="P53" style:family="paragraph" style:parent-style-name="Standard">
      <style:paragraph-properties fo:line-height="150%"/>
      <style:text-properties style:font-name="Ubuntu" fo:font-size="13pt" officeooo:rsid="0022c643" officeooo:paragraph-rsid="002ec6ca" fo:background-color="#eeeeee" style:font-size-asian="13pt" style:font-size-complex="13pt"/>
    </style:style>
    <style:style style:name="P54" style:family="paragraph" style:parent-style-name="Standard">
      <style:paragraph-properties fo:line-height="150%"/>
      <style:text-properties style:font-name="Ubuntu" fo:font-size="13pt" officeooo:rsid="0022c643" officeooo:paragraph-rsid="0030e44b" fo:background-color="#eeeeee" style:font-size-asian="13pt" style:font-size-complex="13pt"/>
    </style:style>
    <style:style style:name="P55" style:family="paragraph" style:parent-style-name="Standard">
      <style:paragraph-properties fo:line-height="150%"/>
      <style:text-properties style:font-name="Ubuntu" fo:font-size="13pt" officeooo:rsid="0032cae8" officeooo:paragraph-rsid="0032cae8" fo:background-color="#eeeeee" style:font-size-asian="13pt" style:font-size-complex="13pt"/>
    </style:style>
    <style:style style:name="P56" style:family="paragraph" style:parent-style-name="Standard">
      <style:paragraph-properties fo:line-height="150%"/>
      <style:text-properties style:font-name="Ubuntu" fo:font-size="13pt" fo:font-style="italic" officeooo:rsid="00183e00" officeooo:paragraph-rsid="00183e00" style:font-size-asian="13pt" style:font-style-asian="italic" style:font-size-complex="13pt" style:font-style-complex="italic"/>
    </style:style>
    <style:style style:name="P57" style:family="paragraph" style:parent-style-name="Standard">
      <style:paragraph-properties fo:line-height="150%"/>
      <style:text-properties style:font-name="Ubuntu" fo:font-size="13pt" officeooo:rsid="001b4225" officeooo:paragraph-rsid="001b4225" fo:background-color="transparent" style:font-size-asian="13pt" style:font-size-complex="13pt"/>
    </style:style>
    <style:style style:name="P58" style:family="paragraph" style:parent-style-name="Standard">
      <style:paragraph-properties fo:line-height="150%"/>
      <style:text-properties style:font-name="Ubuntu" fo:font-size="13pt" officeooo:rsid="0022c643" officeooo:paragraph-rsid="0026d2d7" fo:background-color="transparent" style:font-size-asian="13pt" style:font-size-complex="13pt"/>
    </style:style>
    <style:style style:name="P59" style:family="paragraph" style:parent-style-name="Standard">
      <style:paragraph-properties fo:line-height="150%"/>
      <style:text-properties style:font-name="Ubuntu" fo:font-size="13pt" fo:font-weight="bold" officeooo:rsid="002145ea" officeooo:paragraph-rsid="002145ea" style:font-size-asian="13pt" style:font-weight-asian="bold" style:font-size-complex="13pt" style:font-weight-complex="bold"/>
    </style:style>
    <style:style style:name="P60" style:family="paragraph" style:parent-style-name="Standard">
      <style:paragraph-properties fo:line-height="150%"/>
      <style:text-properties style:font-name="Ubuntu" fo:font-size="13pt" fo:font-weight="bold" officeooo:rsid="0026d2d7" officeooo:paragraph-rsid="0026d2d7" style:font-size-asian="13pt" style:font-weight-asian="bold" style:font-size-complex="13pt" style:font-weight-complex="bold"/>
    </style:style>
    <style:style style:name="P61" style:family="paragraph" style:parent-style-name="Standard">
      <style:paragraph-properties fo:line-height="150%"/>
      <style:text-properties style:font-name="Ubuntu" fo:font-size="13pt" fo:font-weight="bold" officeooo:rsid="0020cd1a" officeooo:paragraph-rsid="0020cd1a" style:font-size-asian="13pt" style:font-weight-asian="bold" style:font-size-complex="13pt" style:font-weight-complex="bold"/>
    </style:style>
    <style:style style:name="P62" style:family="paragraph" style:parent-style-name="Standard">
      <style:paragraph-properties fo:line-height="150%"/>
      <style:text-properties style:font-name="Ubuntu" fo:font-size="13pt" fo:font-weight="bold" officeooo:rsid="002ec6ca" officeooo:paragraph-rsid="002ec6ca" style:font-size-asian="13pt" style:font-weight-asian="bold" style:font-size-complex="13pt" style:font-weight-complex="bold"/>
    </style:style>
    <style:style style:name="P63" style:family="paragraph" style:parent-style-name="Standard">
      <style:paragraph-properties fo:line-height="150%"/>
      <style:text-properties style:font-name="Ubuntu" fo:font-size="13pt" fo:font-weight="bold" officeooo:rsid="0033c102" officeooo:paragraph-rsid="0033c102" style:font-size-asian="13pt" style:font-weight-asian="bold" style:font-size-complex="13pt" style:font-weight-complex="bold"/>
    </style:style>
    <style:style style:name="P64" style:family="paragraph" style:parent-style-name="Standard">
      <style:paragraph-properties fo:line-height="150%"/>
      <style:text-properties style:font-name="Ubuntu" fo:font-size="13pt" fo:font-weight="bold" officeooo:rsid="003d0892" officeooo:paragraph-rsid="003d0892" style:font-size-asian="13pt" style:font-weight-asian="bold" style:font-size-complex="13pt" style:font-weight-complex="bold"/>
    </style:style>
    <style:style style:name="P65" style:family="paragraph" style:parent-style-name="Standard">
      <style:paragraph-properties fo:line-height="150%"/>
      <style:text-properties style:font-name="Ubuntu" fo:font-size="13pt" fo:font-weight="bold" officeooo:rsid="0047d122" officeooo:paragraph-rsid="0047d122" style:font-size-asian="13pt" style:font-weight-asian="bold" style:font-size-complex="13pt" style:font-weight-complex="bold"/>
    </style:style>
    <style:style style:name="P66" style:family="paragraph" style:parent-style-name="Standard">
      <style:paragraph-properties fo:line-height="150%"/>
      <style:text-properties style:font-name="Ubuntu" fo:font-size="13pt" fo:font-weight="normal" officeooo:rsid="0020cd1a" officeooo:paragraph-rsid="0020cd1a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line-height="150%"/>
      <style:text-properties style:font-name="Ubuntu" fo:font-size="10pt" officeooo:rsid="00183e00" officeooo:paragraph-rsid="00183e00" style:font-size-asian="10pt" style:font-size-complex="10pt"/>
    </style:style>
    <style:style style:name="P68" style:family="paragraph" style:parent-style-name="Standard">
      <style:paragraph-properties fo:line-height="150%"/>
      <style:text-properties style:font-name="Ubuntu" fo:font-size="10pt" officeooo:rsid="001ceb94" officeooo:paragraph-rsid="001ceb94" style:font-size-asian="10pt" style:font-size-complex="10pt"/>
    </style:style>
    <style:style style:name="P69" style:family="paragraph" style:parent-style-name="Standard">
      <style:paragraph-properties fo:line-height="150%"/>
      <style:text-properties style:font-name="Ubuntu" fo:font-size="10pt" fo:font-style="italic" style:font-size-asian="10pt" style:font-style-asian="italic" style:font-size-complex="10pt" style:font-style-complex="italic"/>
    </style:style>
    <style:style style:name="P70" style:family="paragraph" style:parent-style-name="Standard">
      <style:paragraph-properties fo:line-height="150%"/>
      <style:text-properties style:font-name="Ubuntu" fo:font-size="10pt" officeooo:rsid="001a62ec" officeooo:paragraph-rsid="001b4225" fo:background-color="transparent" style:font-size-asian="10pt" style:font-size-complex="10pt"/>
    </style:style>
    <style:style style:name="P71" style:family="paragraph" style:parent-style-name="Standard">
      <style:paragraph-properties fo:line-height="150%"/>
      <style:text-properties officeooo:paragraph-rsid="00149cea"/>
    </style:style>
    <style:style style:name="P72" style:family="paragraph" style:parent-style-name="Heading_20_2">
      <style:paragraph-properties fo:line-height="150%" fo:text-align="center" style:justify-single-word="false"/>
      <style:text-properties style:font-name="Ubuntu" officeooo:paragraph-rsid="001dd147"/>
    </style:style>
    <style:style style:name="P73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74" style:family="paragraph" style:parent-style-name="Heading_20_3">
      <style:paragraph-properties fo:margin-top="0.347cm" fo:margin-bottom="0.312cm" style:contextual-spacing="false" fo:line-height="150%" fo:text-align="center" style:justify-single-word="false"/>
      <style:text-properties style:font-name="Ubuntu"/>
    </style:style>
    <style:style style:name="P75" style:family="paragraph" style:parent-style-name="Heading_20_3">
      <style:paragraph-properties fo:line-height="150%" fo:text-align="center" style:justify-single-word="false"/>
      <style:text-properties style:font-name="Ubuntu"/>
    </style:style>
    <style:style style:name="P76" style:family="paragraph" style:parent-style-name="Standard">
      <style:paragraph-properties fo:line-height="150%"/>
      <style:text-properties style:font-name="Ubuntu" fo:font-size="10pt" officeooo:rsid="002ec6ca" officeooo:paragraph-rsid="002ec6ca" fo:background-color="transparent" style:font-size-asian="10pt" style:font-size-complex="10pt"/>
    </style:style>
    <style:style style:name="P77" style:family="paragraph" style:parent-style-name="Standard">
      <style:paragraph-properties fo:line-height="150%"/>
      <style:text-properties style:font-name="Ubuntu" fo:font-size="10pt" officeooo:rsid="002ec6ca" officeooo:paragraph-rsid="0030e44b" fo:background-color="transparent" style:font-size-asian="10pt" style:font-size-complex="10pt"/>
    </style:style>
    <style:style style:name="P78" style:family="paragraph" style:parent-style-name="Standard">
      <style:paragraph-properties fo:line-height="150%"/>
      <style:text-properties style:font-name="Ubuntu" fo:font-size="10pt" officeooo:rsid="002ec6ca" officeooo:paragraph-rsid="002ec6ca" style:font-size-asian="10pt" style:font-size-complex="10pt"/>
    </style:style>
    <style:style style:name="P79" style:family="paragraph" style:parent-style-name="Standard">
      <style:paragraph-properties fo:line-height="150%"/>
      <style:text-properties style:font-name="Ubuntu" fo:font-size="10pt" officeooo:rsid="002ec6ca" officeooo:paragraph-rsid="0030e44b" style:font-size-asian="10pt" style:font-size-complex="10pt"/>
    </style:style>
    <style:style style:name="P80" style:family="paragraph" style:parent-style-name="Standard">
      <style:paragraph-properties fo:line-height="150%"/>
      <style:text-properties style:font-name="Ubuntu" fo:font-size="10pt" officeooo:rsid="00304561" officeooo:paragraph-rsid="00304561" style:font-size-asian="10pt" style:font-size-complex="10pt"/>
    </style:style>
    <style:style style:name="P81" style:family="paragraph" style:parent-style-name="Standard">
      <style:paragraph-properties fo:line-height="150%"/>
      <style:text-properties style:font-name="Ubuntu" fo:font-size="10pt" officeooo:rsid="00304561" officeooo:paragraph-rsid="004c9fc4" style:font-size-asian="10pt" style:font-size-complex="10pt"/>
    </style:style>
    <style:style style:name="P82" style:family="paragraph" style:parent-style-name="Standard">
      <style:paragraph-properties fo:line-height="150%"/>
      <style:text-properties style:font-name="Ubuntu" fo:font-size="10pt" officeooo:rsid="0037b978" officeooo:paragraph-rsid="0037b978" style:font-size-asian="10pt" style:font-size-complex="10pt"/>
    </style:style>
    <style:style style:name="P83" style:family="paragraph" style:parent-style-name="Standard">
      <style:paragraph-properties fo:line-height="150%"/>
      <style:text-properties style:font-name="Ubuntu" fo:font-size="10pt" officeooo:rsid="0040bbca" officeooo:paragraph-rsid="0040bbca" style:font-size-asian="10pt" style:font-size-complex="10pt"/>
    </style:style>
    <style:style style:name="P84" style:family="paragraph" style:parent-style-name="Standard">
      <style:paragraph-properties fo:line-height="150%"/>
      <style:text-properties style:font-name="Ubuntu" fo:font-size="10pt" officeooo:rsid="0040bbca" officeooo:paragraph-rsid="004e593d" style:font-size-asian="10pt" style:font-size-complex="10pt"/>
    </style:style>
    <style:style style:name="P85" style:family="paragraph" style:parent-style-name="Standard">
      <style:paragraph-properties fo:line-height="150%"/>
      <style:text-properties style:font-name="Ubuntu" fo:font-size="10pt" officeooo:rsid="0047d122" officeooo:paragraph-rsid="0047d122" style:font-size-asian="10pt" style:font-size-complex="10pt"/>
    </style:style>
    <style:style style:name="P86" style:family="paragraph" style:parent-style-name="Standard">
      <style:paragraph-properties fo:line-height="150%"/>
      <style:text-properties style:font-name="Ubuntu" fo:font-size="10pt" officeooo:rsid="0047d122" officeooo:paragraph-rsid="004f126d" style:font-size-asian="10pt" style:font-size-complex="10pt"/>
    </style:style>
    <style:style style:name="P87" style:family="paragraph" style:parent-style-name="Standard">
      <style:paragraph-properties fo:line-height="150%"/>
      <style:text-properties style:font-name="Ubuntu" fo:font-size="10pt" fo:font-style="italic" officeooo:rsid="0047d122" officeooo:paragraph-rsid="0047d122" style:font-size-asian="10pt" style:font-style-asian="italic" style:font-size-complex="10pt" style:font-style-complex="italic"/>
    </style:style>
    <style:style style:name="P88" style:family="paragraph" style:parent-style-name="Standard">
      <style:paragraph-properties fo:line-height="150%"/>
      <style:text-properties style:font-name="Ubuntu" fo:font-size="13pt" officeooo:rsid="0032cae8" officeooo:paragraph-rsid="004c2f23" style:font-size-asian="13pt" style:font-size-complex="13pt"/>
    </style:style>
    <style:style style:name="P89" style:family="paragraph" style:parent-style-name="Standard">
      <style:paragraph-properties fo:line-height="150%"/>
      <style:text-properties style:font-name="Ubuntu" fo:font-size="13pt" officeooo:rsid="0032d47b" officeooo:paragraph-rsid="004c2f23" style:font-size-asian="13pt" style:font-size-complex="13pt"/>
    </style:style>
    <style:style style:name="P90" style:family="paragraph" style:parent-style-name="Standard">
      <style:paragraph-properties fo:line-height="150%"/>
      <style:text-properties style:font-name="Ubuntu" fo:font-size="13pt" officeooo:rsid="003307a6" officeooo:paragraph-rsid="003307a6" style:font-size-asian="13pt" style:font-size-complex="13pt"/>
    </style:style>
    <style:style style:name="P91" style:family="paragraph" style:parent-style-name="Standard">
      <style:paragraph-properties fo:line-height="150%"/>
      <style:text-properties style:font-name="Ubuntu" fo:font-size="13pt" officeooo:rsid="004c9fc4" officeooo:paragraph-rsid="004c9fc4" style:font-size-asian="13pt" style:font-size-complex="13pt"/>
    </style:style>
    <style:style style:name="P92" style:family="paragraph" style:parent-style-name="Standard">
      <style:paragraph-properties fo:line-height="150%"/>
      <style:text-properties style:font-name="Ubuntu" fo:font-size="13pt" officeooo:rsid="004c9fc4" officeooo:paragraph-rsid="00304561" style:font-size-asian="13pt" style:font-size-complex="13pt"/>
    </style:style>
    <style:style style:name="P93" style:family="paragraph" style:parent-style-name="Standard">
      <style:paragraph-properties fo:line-height="150%"/>
      <style:text-properties style:font-name="Ubuntu" fo:font-size="13pt" officeooo:rsid="0033c102" officeooo:paragraph-rsid="004c9fc4" style:font-size-asian="13pt" style:font-size-complex="13pt"/>
    </style:style>
    <style:style style:name="P94" style:family="paragraph" style:parent-style-name="Standard">
      <style:paragraph-properties fo:line-height="150%"/>
      <style:text-properties style:font-name="Ubuntu" fo:font-size="13pt" officeooo:rsid="003447b9" officeooo:paragraph-rsid="004c9fc4" style:font-size-asian="13pt" style:font-size-complex="13pt"/>
    </style:style>
    <style:style style:name="P95" style:family="paragraph" style:parent-style-name="Standard">
      <style:paragraph-properties fo:line-height="150%"/>
      <style:text-properties style:font-name="Ubuntu" fo:font-size="13pt" officeooo:rsid="00304561" officeooo:paragraph-rsid="004c9fc4" style:font-size-asian="13pt" style:font-size-complex="13pt"/>
    </style:style>
    <style:style style:name="P96" style:family="paragraph" style:parent-style-name="Standard">
      <style:paragraph-properties fo:line-height="150%"/>
      <style:text-properties style:font-name="Ubuntu" fo:font-size="13pt" officeooo:rsid="00304561" officeooo:paragraph-rsid="00304561" style:font-size-asian="13pt" style:font-size-complex="13pt"/>
    </style:style>
    <style:style style:name="P97" style:family="paragraph" style:parent-style-name="Standard">
      <style:paragraph-properties fo:line-height="150%"/>
      <style:text-properties style:font-name="Ubuntu" fo:font-size="13pt" officeooo:rsid="003620cc" officeooo:paragraph-rsid="003620cc" style:font-size-asian="13pt" style:font-size-complex="13pt"/>
    </style:style>
    <style:style style:name="P98" style:family="paragraph" style:parent-style-name="Standard">
      <style:paragraph-properties fo:line-height="150%"/>
      <style:text-properties style:font-name="Ubuntu" fo:font-size="13pt" officeooo:rsid="0037b978" officeooo:paragraph-rsid="004cd10f" style:font-size-asian="13pt" style:font-size-complex="13pt"/>
    </style:style>
    <style:style style:name="P99" style:family="paragraph" style:parent-style-name="Standard">
      <style:paragraph-properties fo:line-height="150%"/>
      <style:text-properties style:font-name="Ubuntu" fo:font-size="13pt" officeooo:rsid="0037b978" officeooo:paragraph-rsid="0037b978" style:font-size-asian="13pt" style:font-size-complex="13pt"/>
    </style:style>
    <style:style style:name="P100" style:family="paragraph" style:parent-style-name="Standard">
      <style:paragraph-properties fo:line-height="150%"/>
      <style:text-properties style:font-name="Ubuntu" fo:font-size="13pt" officeooo:rsid="00395428" officeooo:paragraph-rsid="00395428" style:font-size-asian="13pt" style:font-size-complex="13pt"/>
    </style:style>
    <style:style style:name="P101" style:family="paragraph" style:parent-style-name="Standard">
      <style:paragraph-properties fo:line-height="150%"/>
      <style:text-properties style:font-name="Ubuntu" fo:font-size="13pt" officeooo:rsid="003b4235" officeooo:paragraph-rsid="004d2feb" style:font-size-asian="13pt" style:font-size-complex="13pt"/>
    </style:style>
    <style:style style:name="P102" style:family="paragraph" style:parent-style-name="Standard">
      <style:paragraph-properties fo:line-height="150%"/>
      <style:text-properties style:font-name="Ubuntu" fo:font-size="13pt" officeooo:rsid="003b4235" officeooo:paragraph-rsid="003b4235" style:font-size-asian="13pt" style:font-size-complex="13pt"/>
    </style:style>
    <style:style style:name="P103" style:family="paragraph" style:parent-style-name="Standard">
      <style:paragraph-properties fo:line-height="150%"/>
      <style:text-properties style:font-name="Ubuntu" fo:font-size="13pt" officeooo:rsid="004d2feb" officeooo:paragraph-rsid="004d2feb" style:font-size-asian="13pt" style:font-size-complex="13pt"/>
    </style:style>
    <style:style style:name="P104" style:family="paragraph" style:parent-style-name="Standard">
      <style:paragraph-properties fo:line-height="150%"/>
      <style:text-properties style:font-name="Ubuntu" fo:font-size="13pt" officeooo:rsid="003d0892" officeooo:paragraph-rsid="004d2feb" style:font-size-asian="13pt" style:font-size-complex="13pt"/>
    </style:style>
    <style:style style:name="P105" style:family="paragraph" style:parent-style-name="Standard">
      <style:paragraph-properties fo:line-height="150%"/>
      <style:text-properties style:font-name="Ubuntu" fo:font-size="13pt" officeooo:rsid="003ef7e3" officeooo:paragraph-rsid="004e593d" style:font-size-asian="13pt" style:font-size-complex="13pt"/>
    </style:style>
    <style:style style:name="P106" style:family="paragraph" style:parent-style-name="Standard">
      <style:paragraph-properties fo:line-height="150%"/>
      <style:text-properties style:font-name="Ubuntu" fo:font-size="13pt" officeooo:rsid="0045e604" officeooo:paragraph-rsid="0045e604" style:font-size-asian="13pt" style:font-size-complex="13pt"/>
    </style:style>
    <style:style style:name="P107" style:family="paragraph" style:parent-style-name="Standard">
      <style:paragraph-properties fo:line-height="150%"/>
      <style:text-properties style:font-name="Ubuntu" fo:font-size="13pt" officeooo:rsid="0045e604" officeooo:paragraph-rsid="004f126d" style:font-size-asian="13pt" style:font-size-complex="13pt"/>
    </style:style>
    <style:style style:name="P108" style:family="paragraph" style:parent-style-name="Standard">
      <style:paragraph-properties fo:line-height="150%"/>
      <style:text-properties style:font-name="Ubuntu" fo:font-size="13pt" officeooo:rsid="0047c09f" officeooo:paragraph-rsid="0047c09f" style:font-size-asian="13pt" style:font-size-complex="13pt"/>
    </style:style>
    <style:style style:name="P109" style:family="paragraph" style:parent-style-name="Standard">
      <style:paragraph-properties fo:line-height="150%"/>
      <style:text-properties style:font-name="Ubuntu" fo:font-size="13pt" officeooo:rsid="0047d122" officeooo:paragraph-rsid="0047d122" style:font-size-asian="13pt" style:font-size-complex="13pt"/>
    </style:style>
    <style:style style:name="P110" style:family="paragraph" style:parent-style-name="Standard">
      <style:paragraph-properties fo:line-height="150%"/>
      <style:text-properties style:font-name="Ubuntu" fo:font-size="13pt" officeooo:rsid="0048c4ca" officeooo:paragraph-rsid="004f19c7" style:font-size-asian="13pt" style:font-size-complex="13pt"/>
    </style:style>
    <style:style style:name="P111" style:family="paragraph" style:parent-style-name="Standard">
      <style:paragraph-properties fo:line-height="150%"/>
      <style:text-properties style:font-name="Ubuntu" fo:font-size="13pt" officeooo:rsid="0033c102" officeooo:paragraph-rsid="0033c102" fo:background-color="#eeeeee" style:font-size-asian="13pt" style:font-size-complex="13pt"/>
    </style:style>
    <style:style style:name="P112" style:family="paragraph" style:parent-style-name="Standard">
      <style:paragraph-properties fo:line-height="150%"/>
      <style:text-properties style:font-name="Ubuntu" fo:font-size="13pt" officeooo:rsid="00304561" officeooo:paragraph-rsid="004c9fc4" fo:background-color="#eeeeee" style:font-size-asian="13pt" style:font-size-complex="13pt"/>
    </style:style>
    <style:style style:name="P113" style:family="paragraph" style:parent-style-name="Standard">
      <style:paragraph-properties fo:line-height="150%"/>
      <style:text-properties style:font-name="Ubuntu" fo:font-size="13pt" officeooo:rsid="00304561" officeooo:paragraph-rsid="00370a36" fo:background-color="#eeeeee" style:font-size-asian="13pt" style:font-size-complex="13pt"/>
    </style:style>
    <style:style style:name="P114" style:family="paragraph" style:parent-style-name="Standard">
      <style:paragraph-properties fo:line-height="150%"/>
      <style:text-properties style:font-name="Ubuntu" fo:font-size="13pt" officeooo:rsid="00304561" officeooo:paragraph-rsid="00373180" fo:background-color="#eeeeee" style:font-size-asian="13pt" style:font-size-complex="13pt"/>
    </style:style>
    <style:style style:name="P115" style:family="paragraph" style:parent-style-name="Standard">
      <style:paragraph-properties fo:line-height="150%"/>
      <style:text-properties style:font-name="Ubuntu" fo:font-size="13pt" officeooo:rsid="004c9fc4" officeooo:paragraph-rsid="004c9fc4" fo:background-color="#eeeeee" style:font-size-asian="13pt" style:font-size-complex="13pt"/>
    </style:style>
    <style:style style:name="P116" style:family="paragraph" style:parent-style-name="Standard">
      <style:paragraph-properties fo:line-height="150%"/>
      <style:text-properties style:font-name="Ubuntu" fo:font-size="13pt" officeooo:rsid="0037b978" officeooo:paragraph-rsid="0037b978" fo:background-color="#eeeeee" style:font-size-asian="13pt" style:font-size-complex="13pt"/>
    </style:style>
    <style:style style:name="P117" style:family="paragraph" style:parent-style-name="Standard">
      <style:paragraph-properties fo:line-height="150%"/>
      <style:text-properties style:font-name="Ubuntu" fo:font-size="13pt" officeooo:rsid="0037b978" officeooo:paragraph-rsid="00395428" fo:background-color="#eeeeee" style:font-size-asian="13pt" style:font-size-complex="13pt"/>
    </style:style>
    <style:style style:name="P118" style:family="paragraph" style:parent-style-name="Standard">
      <style:paragraph-properties fo:line-height="150%"/>
      <style:text-properties style:font-name="Ubuntu" fo:font-size="13pt" officeooo:rsid="0037b978" officeooo:paragraph-rsid="0040bbca" fo:background-color="#eeeeee" style:font-size-asian="13pt" style:font-size-complex="13pt"/>
    </style:style>
    <style:style style:name="P119" style:family="paragraph" style:parent-style-name="Standard">
      <style:paragraph-properties fo:line-height="150%"/>
      <style:text-properties style:font-name="Ubuntu" fo:font-size="13pt" officeooo:rsid="00395428" officeooo:paragraph-rsid="00395428" fo:background-color="#eeeeee" style:font-size-asian="13pt" style:font-size-complex="13pt"/>
    </style:style>
    <style:style style:name="P120" style:family="paragraph" style:parent-style-name="Standard">
      <style:paragraph-properties fo:line-height="150%"/>
      <style:text-properties style:font-name="Ubuntu" fo:font-size="13pt" officeooo:rsid="003b4235" officeooo:paragraph-rsid="003b4235" fo:background-color="#eeeeee" style:font-size-asian="13pt" style:font-size-complex="13pt"/>
    </style:style>
    <style:style style:name="P121" style:family="paragraph" style:parent-style-name="Standard">
      <style:paragraph-properties fo:line-height="150%"/>
      <style:text-properties style:font-name="Ubuntu" fo:font-size="13pt" officeooo:rsid="003b4235" officeooo:paragraph-rsid="003d0892" fo:background-color="#eeeeee" style:font-size-asian="13pt" style:font-size-complex="13pt"/>
    </style:style>
    <style:style style:name="P122" style:family="paragraph" style:parent-style-name="Standard">
      <style:paragraph-properties fo:line-height="150%"/>
      <style:text-properties style:font-name="Ubuntu" fo:font-size="13pt" officeooo:rsid="0040bbca" officeooo:paragraph-rsid="0040bbca" fo:background-color="#eeeeee" style:font-size-asian="13pt" style:font-size-complex="13pt"/>
    </style:style>
    <style:style style:name="P123" style:family="paragraph" style:parent-style-name="Standard">
      <style:paragraph-properties fo:line-height="150%"/>
      <style:text-properties style:font-name="Ubuntu" fo:font-size="13pt" officeooo:rsid="0047c09f" officeooo:paragraph-rsid="0047c09f" fo:background-color="#eeeeee" style:font-size-asian="13pt" style:font-size-complex="13pt"/>
    </style:style>
    <style:style style:name="P124" style:family="paragraph" style:parent-style-name="Standard">
      <style:paragraph-properties fo:line-height="150%"/>
      <style:text-properties style:font-name="Ubuntu" fo:font-size="13pt" officeooo:rsid="0047d122" officeooo:paragraph-rsid="0047d122" fo:background-color="#eeeeee" style:font-size-asian="13pt" style:font-size-complex="13pt"/>
    </style:style>
    <style:style style:name="P125" style:family="paragraph" style:parent-style-name="Standard">
      <style:paragraph-properties fo:line-height="150%"/>
      <style:text-properties style:font-name="Ubuntu" fo:font-size="13pt" officeooo:rsid="004a1e53" officeooo:paragraph-rsid="004a1e53" fo:background-color="#eeeeee" style:font-size-asian="13pt" style:font-size-complex="13pt"/>
    </style:style>
    <style:style style:name="P126" style:family="paragraph" style:parent-style-name="Standard">
      <style:paragraph-properties fo:line-height="150%"/>
      <style:text-properties style:font-name="Ubuntu" fo:font-size="13pt" officeooo:rsid="004ace26" officeooo:paragraph-rsid="004ace26" fo:background-color="#eeeeee" style:font-size-asian="13pt" style:font-size-complex="13pt"/>
    </style:style>
    <style:style style:name="P127" style:family="paragraph" style:parent-style-name="Standard">
      <style:paragraph-properties fo:line-height="150%"/>
      <style:text-properties style:font-name="Ubuntu" fo:font-size="13pt" fo:font-style="italic" officeooo:rsid="00370a36" officeooo:paragraph-rsid="003620cc" style:font-size-asian="13pt" style:font-style-asian="italic" style:font-size-complex="13pt" style:font-style-complex="italic"/>
    </style:style>
    <style:style style:name="P128" style:family="paragraph" style:parent-style-name="Standard">
      <style:paragraph-properties fo:line-height="150%"/>
      <style:text-properties style:font-name="Ubuntu" fo:font-size="13pt" fo:font-weight="bold" officeooo:rsid="0037b978" officeooo:paragraph-rsid="0037b978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line-height="150%"/>
      <style:text-properties style:font-name="Ubuntu" fo:font-size="13pt" fo:font-weight="bold" officeooo:rsid="0040bbca" officeooo:paragraph-rsid="0040bbca" style:font-size-asian="13pt" style:font-weight-asian="bold" style:font-size-complex="13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2f23" style:font-weight-asian="bold" style:font-weight-complex="bold"/>
    </style:style>
    <style:style style:name="T3" style:family="text">
      <style:text-properties fo:font-weight="bold" officeooo:rsid="004c9fc4" style:font-weight-asian="bold" style:font-weight-complex="bold"/>
    </style:style>
    <style:style style:name="T4" style:family="text">
      <style:text-properties fo:font-weight="bold" fo:background-color="transparent" loext:char-shading-value="0" style:font-weight-asian="bold" style:font-weight-complex="bold"/>
    </style:style>
    <style:style style:name="T5" style:family="text">
      <style:text-properties officeooo:rsid="001b4225"/>
    </style:style>
    <style:style style:name="T6" style:family="text">
      <style:text-properties fo:background-color="#eeeeee" loext:char-shading-value="0"/>
    </style:style>
    <style:style style:name="T7" style:family="text">
      <style:text-properties officeooo:rsid="001b4225" fo:background-color="#eeeeee" loext:char-shading-value="0"/>
    </style:style>
    <style:style style:name="T8" style:family="text">
      <style:text-properties officeooo:rsid="0026d2d7" fo:background-color="#eeeeee" loext:char-shading-value="0"/>
    </style:style>
    <style:style style:name="T9" style:family="text">
      <style:text-properties officeooo:rsid="0027c179" fo:background-color="#eeeeee" loext:char-shading-value="0"/>
    </style:style>
    <style:style style:name="T10" style:family="text">
      <style:text-properties fo:background-color="#eeeeee" loext:char-shading-value="0"/>
    </style:style>
    <style:style style:name="T11" style:family="text">
      <style:text-properties officeooo:rsid="004c9fc4" fo:background-color="#eeeeee" loext:char-shading-value="0"/>
    </style:style>
    <style:style style:name="T12" style:family="text">
      <style:text-properties officeooo:rsid="00370a36" fo:background-color="#eeeeee" loext:char-shading-value="0"/>
    </style:style>
    <style:style style:name="T13" style:family="text">
      <style:text-properties officeooo:rsid="004d2feb" fo:background-color="#eeeeee" loext:char-shading-value="0"/>
    </style:style>
    <style:style style:name="T14" style:family="text">
      <style:text-properties officeooo:rsid="003b4235" fo:background-color="#eeeeee" loext:char-shading-value="0"/>
    </style:style>
    <style:style style:name="T15" style:family="text">
      <style:text-properties style:font-name="Ubuntu" fo:font-size="13pt" officeooo:rsid="00149cea" style:font-size-asian="13pt" style:font-size-complex="13pt"/>
    </style:style>
    <style:style style:name="T16" style:family="text">
      <style:text-properties style:font-name="Ubuntu" fo:font-size="13pt" officeooo:rsid="001dd147" style:font-size-asian="13pt" style:font-size-complex="13pt"/>
    </style:style>
    <style:style style:name="T17" style:family="text">
      <style:text-properties officeooo:rsid="001c21c0"/>
    </style:style>
    <style:style style:name="T18" style:family="text">
      <style:text-properties officeooo:rsid="001ceb94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30e44b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4d2feb" fo:background-color="transparent" loext:char-shading-value="0"/>
    </style:style>
    <style:style style:name="T23" style:family="text">
      <style:text-properties officeooo:rsid="001dd147"/>
    </style:style>
    <style:style style:name="T24" style:family="text">
      <style:text-properties officeooo:rsid="0020cd1a"/>
    </style:style>
    <style:style style:name="T25" style:family="text">
      <style:text-properties officeooo:rsid="0022c643"/>
    </style:style>
    <style:style style:name="T26" style:family="text">
      <style:text-properties officeooo:rsid="0023f444"/>
    </style:style>
    <style:style style:name="T27" style:family="text">
      <style:text-properties officeooo:rsid="0026d2d7"/>
    </style:style>
    <style:style style:name="T28" style:family="text">
      <style:text-properties officeooo:rsid="0027a7b2"/>
    </style:style>
    <style:style style:name="T29" style:family="text">
      <style:text-properties officeooo:rsid="0027c179"/>
    </style:style>
    <style:style style:name="T30" style:family="text">
      <style:text-properties officeooo:rsid="002cf43f"/>
    </style:style>
    <style:style style:name="T31" style:family="text">
      <style:text-properties officeooo:rsid="002ec6ca"/>
    </style:style>
    <style:style style:name="T32" style:family="text">
      <style:text-properties officeooo:rsid="0030a26b"/>
    </style:style>
    <style:style style:name="T33" style:family="text">
      <style:text-properties officeooo:rsid="002ce472"/>
    </style:style>
    <style:style style:name="T34" style:family="text">
      <style:text-properties officeooo:rsid="0030c3d8"/>
    </style:style>
    <style:style style:name="T35" style:family="text">
      <style:text-properties officeooo:rsid="0030e44b"/>
    </style:style>
    <style:style style:name="T36" style:family="text">
      <style:text-properties officeooo:rsid="00370a36"/>
    </style:style>
    <style:style style:name="T37" style:family="text">
      <style:text-properties officeooo:rsid="00373180"/>
    </style:style>
    <style:style style:name="T38" style:family="text">
      <style:text-properties officeooo:rsid="0037af1c"/>
    </style:style>
    <style:style style:name="T39" style:family="text">
      <style:text-properties officeooo:rsid="0037b978"/>
    </style:style>
    <style:style style:name="T40" style:family="text">
      <style:text-properties officeooo:rsid="00395428"/>
    </style:style>
    <style:style style:name="T41" style:family="text">
      <style:text-properties officeooo:rsid="003d0892"/>
    </style:style>
    <style:style style:name="T42" style:family="text">
      <style:text-properties officeooo:rsid="003ef7e3"/>
    </style:style>
    <style:style style:name="T43" style:family="text">
      <style:text-properties officeooo:rsid="0040bbca"/>
    </style:style>
    <style:style style:name="T44" style:family="text">
      <style:text-properties officeooo:rsid="0045e604"/>
    </style:style>
    <style:style style:name="T45" style:family="text">
      <style:text-properties officeooo:rsid="004c2f23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0304561" style:font-size-asian="10pt" style:font-size-complex="10pt"/>
    </style:style>
    <style:style style:name="T48" style:family="text">
      <style:text-properties fo:font-size="10pt" officeooo:rsid="0032cae8" style:font-size-asian="10pt" style:font-size-complex="10pt"/>
    </style:style>
    <style:style style:name="T49" style:family="text">
      <style:text-properties officeooo:rsid="004c9fc4"/>
    </style:style>
    <style:style style:name="T50" style:family="text">
      <style:text-properties officeooo:rsid="004cd10f"/>
    </style:style>
    <style:style style:name="T51" style:family="text">
      <style:text-properties fo:font-weight="normal" officeooo:rsid="004cd10f" style:font-weight-asian="normal" style:font-weight-complex="normal"/>
    </style:style>
    <style:style style:name="T52" style:family="text">
      <style:text-properties officeooo:rsid="004d2feb"/>
    </style:style>
    <style:style style:name="T53" style:family="text">
      <style:text-properties officeooo:rsid="004e593d"/>
    </style:style>
    <style:style style:name="T54" style:family="text">
      <style:text-properties officeooo:rsid="004f126d"/>
    </style:style>
    <style:style style:name="T55" style:family="text">
      <style:text-properties officeooo:rsid="004f19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2" text:outline-level="2">VueJS</text:h>
      <text:p text:style-name="P71"><text:span text:style-name="T15">Vue </text:span><text:span text:style-name="T16">é</text:span><text:span text:style-name="T15"> </text:span><text:span text:style-name="T16">u</text:span><text:span text:style-name="T15">m framework progressivo para criar interfaces, </text:span><text:span text:style-name="T16">possui </text:span><text:span text:style-name="T15">a construção de layouts baseada em componentes.</text:span></text:p>
      <text:p text:style-name="P3"/>
      <text:p text:style-name="P3">Possui módulos para manipulação de rotas (vue router), que ajuda a trocar de rotas na aplicação e também state (vuex), que é um componente de manipulação de estado que guarda dados da aplicação.</text:p>
      <text:h text:style-name="P74" text:outline-level="3">input e data binding</text:h>
      <text:p text:style-name="P12">Uma das funcionalidades mais interessantes é o data binding, <text:span text:style-name="T23">que é a possibilidade </text:span>de mudar em tempo real dado<text:span text:style-name="T23">s</text:span>, por meio do que é recebido de um input.</text:p>
      <text:p text:style-name="P12"/>
      <text:p text:style-name="P11"><text:span text:style-name="T1">v-model:</text:span> Indica uma variavel que vai guardar o valor de um input, possibilitando gerenciar esse valor pelo vue:</text:p>
      <text:p text:style-name="P40">&lt;input v-model=”input<text:span text:style-name="T23">Value</text:span>”&gt;&lt;/input&gt; </text:p>
      <text:p text:style-name="P1"/>
      <text:p text:style-name="P11"><text:span text:style-name="T1">v-on:click:</text:span> É uma diretiva que executa uma função quando o evento de clique é ativado:</text:p>
      <text:p text:style-name="P40">&lt;input type=”submit” v-on:click=”funcao” /&gt; </text:p>
      <text:p text:style-name="P1"/>
      <text:p text:style-name="P11"><text:span text:style-name="T1">data:</text:span> Guarda todos os dados do componente, ou seja, guarda as variáveis: <text:span text:style-name="T6">const func = {data( ) {variavel: valor}} </text:span></text:p>
      <text:p text:style-name="P11"/>
      <text:p text:style-name="P11"><text:span text:style-name="T1">methods:</text:span> Guarda todas as funções do componente:</text:p>
      <text:p text:style-name="P46">const func = {</text:p>
      <text:p text:style-name="P46"><text:span text:style-name="T19"><text:s text:c="4"/></text:span>methods: {funcao1( ) {}}</text:p>
      <text:p text:style-name="P46">}</text:p>
      <text:p text:style-name="P4"/>
      <text:p text:style-name="P4"/>
      <text:p text:style-name="P11"><text:soft-page-break/><text:span text:style-name="T1">data + methods:</text:span></text:p>
      <text:p text:style-name="P48">const func = {</text:p>
      <text:p text:style-name="P47"><text:span text:style-name="T19"><text:s text:c="4"/></text:span>data() {},</text:p>
      <text:p text:style-name="P47"><text:span text:style-name="T19"><text:s text:c="4"/></text:span>methods: {</text:p>
      <text:p text:style-name="P47"><text:span text:style-name="T19"><text:s text:c="8"/></text:span>funcao() {}</text:p>
      <text:p text:style-name="P47"><text:span text:style-name="T19"><text:s text:c="4"/></text:span>}</text:p>
      <text:p text:style-name="P47">}</text:p>
      <text:p text:style-name="P1"/>
      <text:p text:style-name="P4">Para referenciar uma variavel no data é utilizando o this:</text:p>
      <text:p text:style-name="P49">this.variavel </text:p>
      <text:p text:style-name="P1"/>
      <text:p text:style-name="P4"><text:span text:style-name="T1">Ex:</text:span> </text:p>
      <text:p text:style-name="P56">index.html</text:p>
      <text:p text:style-name="P67"><text:s/>&lt;div id="app"&gt;</text:p>
      <text:p text:style-name="P67"><text:s text:c="8"/>&lt;form id="app-form"&gt;</text:p>
      <text:p text:style-name="P67"><text:s text:c="12"/>&lt;input type="text" v-model="input_name" placeholder="Digite o nome"&gt;</text:p>
      <text:p text:style-name="P67"><text:s text:c="12"/>&lt;input type="submit" value="Enviar" v-on:click="submitForm"&gt;</text:p>
      <text:p text:style-name="P67"><text:s text:c="8"/>&lt;/form&gt;</text:p>
      <text:p text:style-name="P67"><text:s text:c="8"/>&lt;p&gt;Seu nome é: {{ name }}&lt;/p&gt;</text:p>
      <text:p text:style-name="P67"><text:s text:c="8"/>&lt;p&gt;Data binding: {{ input_name }}&lt;/p&gt;</text:p>
      <text:p text:style-name="P67">&lt;/div&gt;</text:p>
      <text:p text:style-name="P2"/>
      <text:p text:style-name="P56">app.js</text:p>
      <text:p text:style-name="P69">const MyNameApp = {</text:p>
      <text:p text:style-name="P69"><text:s text:c="4"/>data() {</text:p>
      <text:p text:style-name="P69"><text:s text:c="8"/>return {name: " ", age: 30, input_name: " "}</text:p>
      <text:p text:style-name="P69"><text:s text:c="4"/>},</text:p>
      <text:p text:style-name="P69"><text:s text:c="4"/>methods: {</text:p>
      <text:p text:style-name="P69"><text:s text:c="8"/>submitForm(e) {</text:p>
      <text:p text:style-name="P69"><text:s text:c="12"/>e.preventDefault()</text:p>
      <text:p text:style-name="P69"><text:s text:c="12"/>this.name = this.input_name</text:p>
      <text:p text:style-name="P69"><text:s text:c="8"/>}</text:p>
      <text:p text:style-name="P69"><text:s text:c="4"/>}</text:p>
      <text:p text:style-name="P69">}</text:p>
      <text:p text:style-name="P69"/>
      <text:p text:style-name="P69">Vue.createApp(MyNameApp).mount('#app')</text:p>
      <text:h text:style-name="P75" text:outline-level="3"><text:soft-page-break/>Componentes</text:h>
      <text:p text:style-name="P5">É um recurso fundamental para o vue, <text:span text:style-name="T24">através dos componentes </text:span>é possível dividir o layout em partes, <text:span text:style-name="T24">onde c</text:span>ada componente te<text:span text:style-name="T24">rá</text:span> a sua responsabilidade, por exemplo: um componente que é uma tabela e outro que é um rodapé.</text:p>
      <text:p text:style-name="P5"/>
      <text:p text:style-name="P5">Dividir as entidades dessa maneira deixa o projeto com uma separação de responsabilidade maior. Cada um tendo seu CSS e também os dados que manipula</text:p>
      <text:p text:style-name="P5"/>
      <text:p text:style-name="P61">Estrutura de um componente vue:</text:p>
      <text:p text:style-name="P43">&lt;<text:span text:style-name="T5">template&gt;</text:span></text:p>
      <text:p text:style-name="P42">&lt;/template&gt;</text:p>
      <text:p text:style-name="P43">&lt;<text:span text:style-name="T5">script&gt;&lt;/script&gt;</text:span></text:p>
      <text:p text:style-name="P43">&lt;<text:span text:style-name="T5">style&gt;&lt;/style&gt;</text:span></text:p>
      <text:p text:style-name="P66"/>
      <text:p text:style-name="P8">template – html reativo</text:p>
      <text:p text:style-name="P8">script – logica do componente</text:p>
      <text:p text:style-name="P8">style – estilo do componente</text:p>
      <text:p text:style-name="P6"/>
      <text:p text:style-name="P9">Os componentes sempre ficarão na pasta components <text:span text:style-name="T17">e terão .vue, </text:span><text:span text:style-name="T18">além disso, sempre precisarão ser exportados:</text:span></text:p>
      <text:p text:style-name="P43">&lt;<text:span text:style-name="T5">script&gt;</text:span></text:p>
      <text:p text:style-name="P43"><text:span text:style-name="T19"><text:s text:c="4"/></text:span><text:span text:style-name="T18">export default {name: ’Componente’}</text:span></text:p>
      <text:p text:style-name="P42">&lt;/script&gt;</text:p>
      <text:p text:style-name="P6"><text:span text:style-name="T7"/></text:p>
      <text:p text:style-name="P6"><text:span text:style-name="T7"/></text:p>
      <text:p text:style-name="P10">É preciso importar <text:span text:style-name="T24">o componente</text:span>, será feito dentro de script, no mesmo objeto onde a pagina atual esta sendo exportada, só que utilizando a propriedade components:</text:p>
      <text:p text:style-name="P10"/>
      <text:p text:style-name="P43"><text:soft-page-break/>&lt;<text:span text:style-name="T5">script&gt;</text:span></text:p>
      <text:p text:style-name="P50"><text:span text:style-name="T19"><text:s text:c="4"/></text:span>import Componente from “./Componente.vue</text:p>
      <text:p text:style-name="P43"><text:span text:style-name="T19"><text:s text:c="4"/></text:span><text:span text:style-name="T18">export default {name: ’App’, components: {Componente}}</text:span></text:p>
      <text:p text:style-name="P42">&lt;/script&gt;</text:p>
      <text:p text:style-name="P6"/>
      <text:p text:style-name="P10">Para utilizar basta declarar dentro de template como um elemento:</text:p>
      <text:p text:style-name="P45">&lt;template&gt;</text:p>
      <text:p text:style-name="P45"><text:span text:style-name="T19"><text:s text:c="4"/></text:span>&lt;Componente /&gt;</text:p>
      <text:p text:style-name="P45">&lt;/template&gt;</text:p>
      <text:p text:style-name="P6"/>
      <text:p text:style-name="P7"><text:span text:style-name="T1">template –</text:span> Define a marcação HTML que será renderizada na interface do usuario, é onde o layout visual do componente será escrito, ou seja, é onde fica o HTML. </text:p>
      <text:p text:style-name="P7"/>
      <text:p text:style-name="P7">Dentro do template é possível usar <text:s/>interpolações ({{}}), diretivas (v-if, v-for, v-bind, v-model, etc.) e outros componentes personalizados:</text:p>
      <text:p text:style-name="P41">&lt;template&gt;&lt;/template&gt; </text:p>
      <text:p text:style-name="P41"/>
      <text:p text:style-name="P57">é preciso exportar o arquivo:</text:p>
      <text:p text:style-name="P57"/>
      <text:p text:style-name="P41">&lt;script&gt;</text:p>
      <text:p text:style-name="P41"><text:s text:c="4"/>export default {name: ‘NomeDoArquivo’}</text:p>
      <text:p text:style-name="P41">&lt;/script&gt;</text:p>
      <text:p text:style-name="P5"/>
      <text:p text:style-name="P59">Ex:</text:p>
      <text:p text:style-name="P70">&lt;template&gt;</text:p>
      <text:p text:style-name="P70"><text:s text:c="4"/>&lt;PrimeiroComponente /&gt;</text:p>
      <text:p text:style-name="P70">&lt;/template&gt;</text:p>
      <text:p text:style-name="P70"/>
      <text:p text:style-name="P70">&lt;script&gt;</text:p>
      <text:p text:style-name="P70"><text:s text:c="4"/>import PrimeiroComponente from "./components/PrimeiroComponente.vue"</text:p>
      <text:p text:style-name="P70"><text:s text:c="4"/>export default {name: 'App', components: {PrimeiroComponente}}</text:p>
      <text:p text:style-name="P70">&lt;/script&gt;</text:p>
      <text:p text:style-name="P5"/>
      <text:p text:style-name="P68"><text:soft-page-break/>&lt;template&gt;</text:p>
      <text:p text:style-name="P68"><text:s text:c="4"/>&lt;h1&gt;Olá, Mundo!&lt;/h1&gt;</text:p>
      <text:p text:style-name="P68">&lt;/template&gt;</text:p>
      <text:p text:style-name="P68"/>
      <text:p text:style-name="P68">&lt;script&gt;</text:p>
      <text:p text:style-name="P68"><text:s text:c="4"/>export default {name: "PrimeiroComponente"}</text:p>
      <text:p text:style-name="P68">&lt;/script&gt;</text:p>
      <text:h text:style-name="P75" text:outline-level="3">Dados em Componentes</text:h>
      <text:p text:style-name="P13">Os componentes podem conter dados. <text:span text:style-name="T26">É</text:span> possível inicializar já com algum valor e também modificar durante a execução do programa.</text:p>
      <text:p text:style-name="P13"/>
      <text:p text:style-name="P13"><text:span text:style-name="T26">O</text:span>s dados ficam em uma função chamada data, esta função deve retornar os dados em formato de objeto.</text:p>
      <text:p text:style-name="P13"/>
      <text:p text:style-name="P51">export default {</text:p>
      <text:p text:style-name="P51"><text:span text:style-name="T19"><text:s text:c="4"/></text:span>data( ) {</text:p>
      <text:p text:style-name="P51"><text:span text:style-name="T19"><text:s text:c="9"/></text:span>return {variavel: “valor”}</text:p>
      <text:p text:style-name="P51"><text:span text:style-name="T19"><text:s text:c="4"/></text:span>}</text:p>
      <text:p text:style-name="P51">}</text:p>
      <text:p text:style-name="P5"/>
      <text:p text:style-name="P13"><text:span text:style-name="T6">{{ variavel }} </text:span><text:s/>- Pega uma variavel do data</text:p>
      <text:p text:style-name="P13"/>
      <text:p text:style-name="P13">Assim como no react, é preciso envolver o código html dentro de uma div:</text:p>
      <text:p text:style-name="P51">&lt;template&gt; </text:p>
      <text:p text:style-name="P44"><text:span text:style-name="T19"><text:s text:c="4"/></text:span>&lt;<text:span text:style-name="T25">div</text:span>&gt;&lt;/<text:span text:style-name="T25">div</text:span>&gt; </text:p>
      <text:p text:style-name="P51">&lt;/template&gt; </text:p>
      <text:p text:style-name="P5"/>
      <text:p text:style-name="P13"><text:span text:style-name="T26">D</text:span>entro do export default ficam as configurações de componentes do vue como name, components, methods, data etc.</text:p>
      <text:p text:style-name="P13"/>
      <text:p text:style-name="P13"/>
      <text:p text:style-name="P13"/>
      <text:h text:style-name="P75" text:outline-level="3"><text:soft-page-break/>Lyfe cycle Hooks</text:h>
      <text:p text:style-name="P15">São eventos que possibilitam acessar determinados momentos da aplicação, ou seja, que podem ser ativados em determinadas partes da execução do programa, como o created, Que é um hook que executa quando o componente é criado.</text:p>
      <text:p text:style-name="P15"/>
      <text:p text:style-name="P15">O conjunto deles possibilita a criação de diferentes ações para a aplicação.</text:p>
      <text:p text:style-name="P15"/>
      <text:p text:style-name="P15">É preciso ter esses gatilhos para que o programa ou funcionalidade se comporte da forma esperada e para alterar a aplicação em diversas etapas diferentes.</text:p>
      <text:p text:style-name="P15"/>
      <text:p text:style-name="P17">Os eventos acontecem em sequencia, por isso os hooks possuem hierarquia, <text:span text:style-name="T28">por exemplo o create vem depois do mounted</text:span>.</text:p>
      <text:p text:style-name="P13"/>
      <text:p text:style-name="P16">Os hooks são colocados dentro do export, ao lado de data, methods etc.:</text:p>
      <text:p text:style-name="P52">export default {</text:p>
      <text:p text:style-name="P52"><text:span text:style-name="T19"><text:s text:c="4"/></text:span><text:span text:style-name="T27">created( ) {}</text:span></text:p>
      <text:p text:style-name="P52">}</text:p>
      <text:p text:style-name="P13"/>
      <text:p text:style-name="P60">Pegar os dados dentro do data e alterar:</text:p>
      <text:p text:style-name="P52">export default {</text:p>
      <text:p text:style-name="P52"><text:span text:style-name="T19"><text:s text:c="4"/></text:span><text:span text:style-name="T27">created( ) {this.variavel </text:span><text:span text:style-name="T29">=</text:span><text:span text:style-name="T27"> “novoValor”}</text:span></text:p>
      <text:p text:style-name="P52">}</text:p>
      <text:p text:style-name="P13"/>
      <text:p text:style-name="P52">export default {</text:p>
      <text:p text:style-name="P58"><text:s text:c="4"/><text:span text:style-name="T8">created( ) {this.variavel </text:span><text:span text:style-name="T9">=</text:span><text:span text:style-name="T8"> “novoValor”},</text:span></text:p>
      <text:p text:style-name="P52"><text:span text:style-name="T19"><text:s text:c="4"/></text:span><text:span text:style-name="T27">mounted( ) {this.variavel </text:span><text:span text:style-name="T29">=</text:span><text:span text:style-name="T27"> “valor2”}</text:span></text:p>
      <text:p text:style-name="P52">}</text:p>
      <text:p text:style-name="P13"/>
      <text:h text:style-name="P75" text:outline-level="3"><text:soft-page-break/>Hierarquia de Componentes</text:h>
      <text:p text:style-name="P18">É comum componentes terem outros componentes que dependem deles, ou seja, ter uma arvore de componentes, mas é preciso ter cuidado para não virar uma bagunça. Com essa divisão de componentes em subcomponentes, é separado mais ainda as responsabilidades de cada um.</text:p>
      <text:h text:style-name="P75" text:outline-level="3">Diretivas</text:h>
      <text:p text:style-name="P21">Existem diversas diretivas, elas começam sempre com v- e são essenciais para uma aplicação dinâmica.</text:p>
      <text:p text:style-name="P20"/>
      <text:p text:style-name="P21"><text:span text:style-name="T1">v-if:</text:span> É a mesma coisa que a condicional if do javascript, entre as aspas ficam a lógica, tudo dentro dela é javascript. <text:span text:style-name="T33">É possível alterar a lógica pelos valores inseridos em data, </text:span>uma de suas funcionalidades é mudar a exibição de uma parte do layout baseada em uma condição:</text:p>
      <text:p text:style-name="P51">&lt;<text:span text:style-name="T30">elemento v-if=”</text:span><text:span text:style-name="T32">lógica</text:span><text:span text:style-name="T30">”</text:span>&gt;&lt;/<text:span text:style-name="T30">elemento</text:span>&gt; </text:p>
      <text:p text:style-name="P13"/>
      <text:p text:style-name="P21"><text:span text:style-name="T1">Ex:</text:span> </text:p>
      <text:p text:style-name="P76">&lt;p v-if=”isTrue”&gt;&lt;/p&gt;</text:p>
      <text:p text:style-name="P78"/>
      <text:p text:style-name="P76">data() {</text:p>
      <text:p text:style-name="P76"><text:s text:c="4"/>isTrue: false</text:p>
      <text:p text:style-name="P76">}</text:p>
      <text:p text:style-name="P13"/>
      <text:p text:style-name="P21"><text:span text:style-name="T1">v-else:</text:span> <text:span text:style-name="T34">Precisa estar em baixo do if, sem que outro elemento esteja entre os dois e precisa estar em um elemento diferente:</text:span></text:p>
      <text:p text:style-name="P53">&lt;<text:span text:style-name="T30">elemento v-</text:span><text:span text:style-name="T31">else</text:span>&gt;&lt;/<text:span text:style-name="T30">elemento</text:span>&gt; </text:p>
      <text:p text:style-name="P13"/>
      <text:p text:style-name="P62">Ex:</text:p>
      <text:p text:style-name="P78">&lt;p v-if=”isTrue”&gt;Se for <text:span text:style-name="T34">true</text:span>&lt;/p&gt;</text:p>
      <text:p text:style-name="P78">&lt;p v-else&gt;Se for <text:span text:style-name="T34">false</text:span>&lt;/p&gt;</text:p>
      <text:p text:style-name="P78"/>
      <text:p text:style-name="P78"/>
      <text:p text:style-name="P78"><text:soft-page-break/>data() {</text:p>
      <text:p text:style-name="P78"><text:s text:c="4"/>isTrue: false</text:p>
      <text:p text:style-name="P78">}</text:p>
      <text:p text:style-name="P13"/>
      <text:p text:style-name="P23"><text:span text:style-name="T1">v-show:</text:span> É um if só que com a função de mostrar ou não mostrar, ou seja, é um if simplificado, mostra se esta verdadeiro e não mostra se esta falso, assim como o if dentro das aspas fica a condicional.</text:p>
      <text:p text:style-name="P13"/>
      <text:p text:style-name="P19"><text:span text:style-name="T34">E</text:span>nquanto o v-if não monta o elemento no DOM <text:span text:style-name="T34">quando é falso,</text:span> o v-show sempre monta, <text:span text:style-name="T34">o que é alterado é seu display CSS.</text:span></text:p>
      <text:p text:style-name="P54">&lt;<text:span text:style-name="T30">elemento v-</text:span><text:span text:style-name="T35">show</text:span><text:span text:style-name="T30">=”</text:span><text:span text:style-name="T35">condicional</text:span><text:span text:style-name="T30">”</text:span>&gt;&lt;/<text:span text:style-name="T30">elemento</text:span>&gt; </text:p>
      <text:p text:style-name="P14"/>
      <text:p text:style-name="P22"><text:span text:style-name="T1">Ex:</text:span> </text:p>
      <text:p text:style-name="P79"><text:span text:style-name="T19">&lt;p v-</text:span><text:span text:style-name="T20">show</text:span><text:span text:style-name="T19">=”isTrue”&gt;&lt;/p&gt;</text:span></text:p>
      <text:p text:style-name="P79"/>
      <text:p text:style-name="P77">data() {</text:p>
      <text:p text:style-name="P77"><text:s text:c="4"/>isTrue: false</text:p>
      <text:p text:style-name="P77">}</text:p>
      <text:h text:style-name="P73" text:outline-level="2">Argumentos</text:h>
      <text:p text:style-name="P88">São valores dinâmicos que podem ser inseridos em diretivas. <text:span text:style-name="T45">A partir desses valores é possível executar um determinado comportamento ou atributos, mudar URL de links ou src de imagens de forma dinâmica por exemplo.</text:span></text:p>
      <text:p text:style-name="P24"/>
      <text:p text:style-name="P24">São essenciais para alterar a experiencia do usuario no uso da aplicação.</text:p>
      <text:p text:style-name="P19"/>
      <text:p text:style-name="P24"><text:span text:style-name="T2">v</text:span><text:span text:style-name="T1">-bind:</text:span> <text:span text:style-name="T45">F</text:span>az o atributo do elemento interpretar o que esta dentro de aspas como um dado dinâmico, permitindo linkar com uma variavel. Essa é a maneira de inserir dados dinâmicos para atributos html. <text:span text:style-name="T45">Aqui o atributo é o argumento do v-bind.</text:span></text:p>
      <text:p text:style-name="P55">v-bind:atributo</text:p>
      <text:p text:style-name="P19"/>
      <text:p text:style-name="P24"><text:soft-page-break/><text:span text:style-name="T1">Ex: </text:span><text:span text:style-name="T47">&lt;</text:span><text:span text:style-name="T46">a v-bind:href=”variavel_dinâmica”&gt;Link&lt;/a&gt;</text:span></text:p>
      <text:p text:style-name="P19"/>
      <text:p text:style-name="P89">Para simplificar não é preciso declarar o v-bind, basta colocar os dois pontos atrás do atributo, <text:span text:style-name="T45">é preciso colocá-lo tambem quando o valor não for do tipo String:</text:span></text:p>
      <text:p text:style-name="P89"><text:span text:style-name="T6">:atributo </text:span></text:p>
      <text:p text:style-name="P19"/>
      <text:p text:style-name="P25"><text:span text:style-name="T1">Ex:</text:span> <text:span text:style-name="T47">&lt;</text:span><text:span text:style-name="T48">a :href=”variavel_dinâmica”&gt;Link&lt;/a&gt;</text:span></text:p>
      <text:h text:style-name="P73" text:outline-level="2">Métodos</text:h>
      <text:p text:style-name="P91">Os métodos são funções. É possível executá-los baseados em eventos ou por alguma lógica de aplicação, eles ficam em um objeto chamado methods que é onde as funções são criadas para posteriormente serem executadas.</text:p>
      <text:p text:style-name="P90"/>
      <text:p text:style-name="P93">Os métodos são funções dentro do script, enquanto o que ativa essas funções são os eventos. <text:span text:style-name="T49">O</text:span> @ é um atalho para v-on.</text:p>
      <text:p text:style-name="P19"/>
      <text:p text:style-name="P26">Para ativar um metodo por meio de um evento de click:</text:p>
      <text:p text:style-name="P111">&lt;button @click=”metodo”&gt;&lt;/button&gt; </text:p>
      <text:p text:style-name="P26"/>
      <text:p text:style-name="P111">&lt;script&gt; </text:p>
      <text:p text:style-name="P111"><text:span text:style-name="T19"><text:s text:c="4"/></text:span>export default { </text:p>
      <text:p text:style-name="P111"><text:span text:style-name="T19"><text:s text:c="8"/></text:span>methods: { </text:p>
      <text:p text:style-name="P111"><text:span text:style-name="T19"><text:s text:c="12"/></text:span>metodo() {console.log(this.variavel)} </text:p>
      <text:p text:style-name="P111"><text:span text:style-name="T19"><text:s text:c="8"/></text:span>} </text:p>
      <text:p text:style-name="P111"><text:span text:style-name="T19"><text:s text:c="4"/></text:span>} </text:p>
      <text:p text:style-name="P111">&lt;/script&gt; </text:p>
      <text:p text:style-name="P19"/>
      <text:p text:style-name="P94">É possível também executar metodo<text:span text:style-name="T49">s</text:span> nos lifecycle hooks:</text:p>
      <text:p text:style-name="P94"><text:span text:style-name="T10">created() { this.metodo()} </text:span></text:p>
      <text:p text:style-name="P63"><text:soft-page-break/>Ex:</text:p>
      <text:p text:style-name="P80">&lt;template&gt;</text:p>
      <text:p text:style-name="P80"><text:s text:c="4"/>&lt;div&gt;</text:p>
      <text:p text:style-name="P80"><text:s text:c="8"/>&lt;div&gt;</text:p>
      <text:p text:style-name="P80"><text:s text:c="12"/>&lt;button @click="showEmail"&gt;{{ textoBotao }}&lt;/button&gt;</text:p>
      <text:p text:style-name="P81"><text:s text:c="12"/>&lt;p v-show="mostrar_email"&gt;Mande uma mensagem para: </text:p>
      <text:p text:style-name="P81"><text:s text:c="12"/>{{ email }}&lt;/p&gt;</text:p>
      <text:p text:style-name="P80"><text:s text:c="8"/>&lt;/div&gt;</text:p>
      <text:p text:style-name="P80"><text:s text:c="4"/>&lt;/div&gt;</text:p>
      <text:p text:style-name="P80">&lt;/template&gt;</text:p>
      <text:p text:style-name="P80"/>
      <text:p text:style-name="P80">&lt;script&gt;</text:p>
      <text:p text:style-name="P80"><text:s text:c="4"/>export default {</text:p>
      <text:p text:style-name="P80"><text:s text:c="8"/>name: "Info",</text:p>
      <text:p text:style-name="P80"><text:s text:c="8"/>data() {</text:p>
      <text:p text:style-name="P81"><text:s text:c="12"/>return { mostrar_email: false,</text:p>
      <text:p text:style-name="P81"><text:s text:c="12"/>email: 'rafaelott333@gmail.com',</text:p>
      <text:p text:style-name="P80"><text:s text:c="12"/>textoBotao: "Mostrar Email"}</text:p>
      <text:p text:style-name="P80"><text:s text:c="8"/>},</text:p>
      <text:p text:style-name="P80"><text:s text:c="8"/>methods: {</text:p>
      <text:p text:style-name="P80"><text:s text:c="12"/>showEmail() {</text:p>
      <text:p text:style-name="P80"><text:s text:c="16"/>this.mostrar_email = !this.mostrar_email</text:p>
      <text:p text:style-name="P80"><text:s text:c="16"/>if(!this.mostrar_email) {this.textoBotao = "Mostrar Email"}</text:p>
      <text:p text:style-name="P80"/>
      <text:p text:style-name="P80"><text:s text:c="16"/>else {this.textoBotao = "Esconder Email"}</text:p>
      <text:p text:style-name="P80"><text:s text:c="12"/>}</text:p>
      <text:p text:style-name="P80"><text:s text:c="8"/>}</text:p>
      <text:p text:style-name="P80"><text:s text:c="4"/>}</text:p>
      <text:p text:style-name="P80">&lt;/script&gt;</text:p>
      <text:h text:style-name="P73" text:outline-level="2">CSS Scoped e global</text:h>
      <text:p text:style-name="P27">O <text:span text:style-name="T49">CSS</text:span> no vue pode ser dividido em duas categorias:</text:p>
      <text:p text:style-name="P27"/>
      <text:p text:style-name="P27"><text:span text:style-name="T1">global:</text:span> onde é definido no App, que vai ser aplicado a todos os elementos, não impede criar estilo global em outro componente, mas geralmente é feito no app:</text:p>
      <text:p text:style-name="P27"/>
      <text:p text:style-name="P27"/>
      <text:p text:style-name="P112"><text:soft-page-break/>&lt;<text:span text:style-name="T36">style&gt; </text:span></text:p>
      <text:p text:style-name="P115"><text:span text:style-name="T19"><text:s text:c="4"/></text:span>* {} </text:p>
      <text:p text:style-name="P112"><text:span text:style-name="T19"><text:s text:c="4"/></text:span><text:span text:style-name="T36">body {estilo} </text:span></text:p>
      <text:p text:style-name="P95"><text:span text:style-name="T12">&lt;/style&gt; </text:span></text:p>
      <text:p text:style-name="P27"/>
      <text:p text:style-name="P27"><text:span text:style-name="T3">s</text:span><text:span text:style-name="T1">coped:</text:span> <text:span text:style-name="T49">O</text:span>nde cada componente pode ter seu estilo, deixando mais fácil de personalizar os elementos. <text:span text:style-name="T49">G</text:span>eralmente é utilizado o scoped para estilizar os componentes individualmente, <text:span text:style-name="T49">é feito utilizando <text:s/>a palavra reservada scoped no style elemento: </text:span><text:span text:style-name="T11">&lt;style scoped&gt;&lt;style&gt;</text:span></text:p>
      <text:p text:style-name="P127"/>
      <text:p text:style-name="P113">&lt;<text:span text:style-name="T36">style </text:span><text:span text:style-name="T49">scoped</text:span><text:span text:style-name="T36">&gt;</text:span></text:p>
      <text:p text:style-name="P113"><text:span text:style-name="T19"><text:s text:c="4"/></text:span>.<text:span text:style-name="T49">classe</text:span><text:span text:style-name="T36"> {estilo}</text:span></text:p>
      <text:p text:style-name="P113"><text:span text:style-name="T19"><text:s text:c="4"/></text:span>.<text:span text:style-name="T37">classe-componente-filho {}</text:span></text:p>
      <text:p text:style-name="P114"><text:span text:style-name="T19"><text:s text:c="4"/></text:span>.<text:span text:style-name="T37">classe-componente-pai {}</text:span></text:p>
      <text:p text:style-name="P113"><text:span text:style-name="T36">&lt;/style&gt;</text:span></text:p>
      <text:p text:style-name="P92"/>
      <text:p text:style-name="P28"><text:span text:style-name="T49">É</text:span> possível estilizar componentes filhos e componentes pai através da class, ao contrario do react, o vue não possui uma palavra diferente para adicionar classe: <text:span text:style-name="T6">&lt;elemento class=”classe”&gt;&lt;/elemento&gt; </text:span></text:p>
      <text:p text:style-name="P19"/>
      <text:p text:style-name="P28">Para o estilo ser global, basta colocar &lt;style&gt; no componente, n<text:span text:style-name="T49">ão</text:span> importa se é no app ou em outro, para o estilo ser scoped é preciso colocar <text:span text:style-name="T49">scoped.</text:span> <text:span text:style-name="T49">O</text:span><text:span text:style-name="T38">s estilos scoped tem mais especificidade que os globa</text:span><text:span text:style-name="T49">is</text:span>.</text:p>
      <text:h text:style-name="P73" text:outline-level="2">Renderização de Listas (v-for)</text:h>
      <text:p text:style-name="P29">As listas (arrays) são renderizadas por diretivas, pra isso é utilizado o v-for. <text:span text:style-name="T49">Os</text:span> dado<text:span text:style-name="T49">s</text:span> pode<text:span text:style-name="T49">m</text:span> vir de data, como um array e cada item pode ser impresso junto do HTML</text:p>
      <text:p text:style-name="P19"/>
      <text:p text:style-name="P30"><text:span text:style-name="T1">No data:</text:span> <text:span text:style-name="T10">lista: [itens] </text:span></text:p>
      <text:p text:style-name="P30"/>
      <text:p text:style-name="P98"><text:soft-page-break/><text:span text:style-name="T50">É</text:span> preciso escolher um elemento para colocar o v-for, <text:span text:style-name="T50">geralmente</text:span> um li. <text:span text:style-name="T50">Vai ficar no elemento li porque é o li que precisa repetir,</text:span> <text:span text:style-name="T40">é usado diretamente no elemento que será repetido</text:span>:</text:p>
      <text:p text:style-name="P30"/>
      <text:p text:style-name="P128">No html:</text:p>
      <text:p text:style-name="P116">&lt;ul&gt;</text:p>
      <text:p text:style-name="P116"><text:span text:style-name="T19"><text:s text:c="4"/></text:span>&lt;li v-for=”item in lista”&gt;{{ item }}&lt;li&gt;</text:p>
      <text:p text:style-name="P116">&lt;/ul&gt;</text:p>
      <text:p text:style-name="P30"/>
      <text:p text:style-name="P30">No v-for é possível ter duas propriedades entre parênteses, o item e o index:</text:p>
      <text:p text:style-name="P116">&lt;ul&gt;</text:p>
      <text:p text:style-name="P116"><text:span text:style-name="T19"><text:s text:c="4"/></text:span>&lt;li v-for=”(item, index) in lista”&gt;{{ item }}&lt;li&gt;</text:p>
      <text:p text:style-name="P116">&lt;/ul&gt;</text:p>
      <text:p text:style-name="P30"/>
      <text:p text:style-name="P30"><text:span text:style-name="T50">P</text:span>ara não ocorrer nenhum erro é preciso colocar uma key nos itens:</text:p>
      <text:p text:style-name="P116">&lt;ul&gt;</text:p>
      <text:p text:style-name="P116"><text:span text:style-name="T19"><text:s text:c="4"/></text:span>&lt;li v-for=”(item,index) in lista” v-bind:key=”index”&gt;{{ item }}&lt;li&gt;</text:p>
      <text:p text:style-name="P116">&lt;/ul&gt;</text:p>
      <text:p text:style-name="P30"/>
      <text:p text:style-name="P32"><text:span text:style-name="T1">Utilizando objetos: </text:span><text:span text:style-name="T51">Q</text:span>uando se tem um objeto que já possui um id, não precisa do index. <text:span text:style-name="T52">O</text:span> conteúdo do objeto será acessado normalmente utilizando o ponto (item.valor):</text:p>
      <text:p text:style-name="P119"><text:s/><text:span text:style-name="T39">&lt;ul&gt;</text:span></text:p>
      <text:p text:style-name="P117"><text:span text:style-name="T19"><text:s text:c="4"/></text:span>&lt;li v-for=”<text:span text:style-name="T40">item in lista_obj</text:span>” :<text:span text:style-name="T40">key=”item.id”</text:span>&gt;{{ <text:span text:style-name="T40">item.obj</text:span> }}&lt;li&gt;</text:p>
      <text:p text:style-name="P117">&lt;/ul&gt;</text:p>
      <text:p text:style-name="P32"/>
      <text:p text:style-name="P119">lista_obj: [</text:p>
      <text:p text:style-name="P119"><text:span text:style-name="T19"><text:s text:c="4"/></text:span>{id: 1, obj: “objeto1”},</text:p>
      <text:p text:style-name="P119"><text:span text:style-name="T19"><text:s text:c="4"/></text:span>{id: 2, obj: “objeto2”},</text:p>
      <text:p text:style-name="P119"><text:span text:style-name="T19"><text:s text:c="4"/></text:span>{id: 3, obj: “objeto3”}</text:p>
      <text:p text:style-name="P32"><text:span text:style-name="T10">]</text:span></text:p>
      <text:h text:style-name="P73" text:outline-level="2"><text:soft-page-break/>Eventos</text:h>
      <text:p text:style-name="P101">Os eventos são utilizados para complementar ações dos usuários com ativações de métodos, tem diversos tipos de eventos, como o click. <text:span text:style-name="T52">Podem ser adicionados diretamente a </text:span>elementos do HTML.</text:p>
      <text:p text:style-name="P33"/>
      <text:p text:style-name="P33">O evento <text:span text:style-name="T52">inicia com um @ (atalho para v-on) e</text:span> recebe um “parametro” que é o método que será executado: <text:span text:style-name="T10">@click, </text:span><text:span text:style-name="T13">@submit </text:span><text:span text:style-name="T22"><text:s/>etc.</text:span></text:p>
      <text:p text:style-name="P33"><text:span text:style-name="T22"/></text:p>
      <text:p text:style-name="P103"><text:span text:style-name="T4">@click:</text:span><text:span text:style-name="T21"> Executa um método quando o elemento em que ele esta atrelado é clicado: </text:span><text:span text:style-name="T14">&lt;form @</text:span><text:span text:style-name="T10">click</text:span><text:span text:style-name="T14">=”metodo”&gt;&lt;/form&gt; </text:span></text:p>
      <text:p text:style-name="P33"/>
      <text:p text:style-name="P33"><text:span text:style-name="T1">@submit:</text:span> <text:span text:style-name="T52">E</text:span>xecuta um método quando o formulário é enviado:</text:p>
      <text:p text:style-name="P120">&lt;form @submit=”metodo”&gt;&lt;/form&gt; </text:p>
      <text:p text:style-name="P33"/>
      <text:p text:style-name="P104"><text:span text:style-name="T52">T</text:span>odo m<text:span text:style-name="T52">é</text:span>todo quando atrelado a um evento possui uma propriedade chamada $event, <text:span text:style-name="T52">com ele é </text:span>possível acessar o event através de uma propriedade no metodo. <text:span text:style-name="T52">O</text:span> $event retorna o objeto do evento, tornando possível selecionar o elemento através do e.target:</text:p>
      <text:p text:style-name="P121">&lt;form @submit=”metodo<text:span text:style-name="T41">($event)</text:span>”&gt;&lt;/form&gt;</text:p>
      <text:p text:style-name="P30"/>
      <text:p text:style-name="P120">methods: {</text:p>
      <text:p text:style-name="P120"><text:span text:style-name="T19"><text:s text:c="4"/></text:span>metodo(<text:span text:style-name="T41">e</text:span>) {</text:p>
      <text:p text:style-name="P120"><text:span text:style-name="T19"><text:s text:c="8"/></text:span><text:span text:style-name="T41">e.preventDefault()</text:span></text:p>
      <text:p text:style-name="P120"><text:span text:style-name="T19"><text:s text:c="8"/></text:span>console.log(<text:span text:style-name="T52">e.target</text:span>)</text:p>
      <text:p text:style-name="P120"><text:span text:style-name="T19"><text:s text:c="4"/></text:span>}</text:p>
      <text:p text:style-name="P120">}</text:p>
      <text:p text:style-name="P30"/>
      <text:p text:style-name="P30"/>
      <text:p text:style-name="P30"/>
      <text:p text:style-name="P30"/>
      <text:p text:style-name="P30"/>
      <text:p text:style-name="P64"><text:soft-page-break/>Ex:</text:p>
      <text:p text:style-name="P82">&lt;template&gt;</text:p>
      <text:p text:style-name="P82"><text:s text:c="4"/>&lt;form @submit="enviarForm($event)"&gt;</text:p>
      <text:p text:style-name="P82"><text:s text:c="8"/>&lt;input type="text" v-model="name"&gt;</text:p>
      <text:p text:style-name="P82"><text:s text:c="9"/>&lt;input type="text" v-model="email"&gt;</text:p>
      <text:p text:style-name="P82"><text:s text:c="8"/>&lt;Submit /&gt;</text:p>
      <text:p text:style-name="P82"><text:s text:c="4"/>&lt;/form&gt;</text:p>
      <text:p text:style-name="P82">&lt;/template&gt;</text:p>
      <text:p text:style-name="P82"/>
      <text:p text:style-name="P82">&lt;script&gt;</text:p>
      <text:p text:style-name="P82"><text:s text:c="4"/>import InputText from "./InputText.vue"</text:p>
      <text:p text:style-name="P82"><text:s text:c="4"/>import Submit from "./Submit.vue"</text:p>
      <text:p text:style-name="P82"/>
      <text:p text:style-name="P82"><text:s text:c="4"/>export default {</text:p>
      <text:p text:style-name="P82"><text:s text:c="8"/>name: "Form",</text:p>
      <text:p text:style-name="P82"><text:s text:c="8"/>components: {InputText,Submit},</text:p>
      <text:p text:style-name="P82"><text:s text:c="8"/>data() {</text:p>
      <text:p text:style-name="P82"><text:s text:c="12"/>return {name: '',email: ''}</text:p>
      <text:p text:style-name="P82"><text:s text:c="8"/>},</text:p>
      <text:p text:style-name="P82"><text:s text:c="8"/>methods: {</text:p>
      <text:p text:style-name="P82"><text:s text:c="12"/>enviarForm(e) {</text:p>
      <text:p text:style-name="P82"><text:s text:c="16"/>e.preventDefault()</text:p>
      <text:p text:style-name="P82"><text:s text:c="16"/>const name = this.name</text:p>
      <text:p text:style-name="P82"><text:s text:c="16"/>const email = this.email</text:p>
      <text:p text:style-name="P82"/>
      <text:p text:style-name="P82"><text:s text:c="16"/>console.log(`o nome é ${name} e o email é ${email}`)</text:p>
      <text:p text:style-name="P82"><text:s text:c="12"/>}</text:p>
      <text:p text:style-name="P82"><text:s text:c="8"/>}</text:p>
      <text:p text:style-name="P82"><text:s text:c="4"/>}</text:p>
      <text:p text:style-name="P82">&lt;/script&gt;</text:p>
      <text:h text:style-name="P73" text:outline-level="2">Múltiplos <text:span text:style-name="T42">Métodos em </text:span>Eventos</text:h>
      <text:p text:style-name="P105"><text:span text:style-name="T53">O</text:span> vue permite a entrada de múltiplos métodos em um único evento, a sintaxe permanece a mesma, porem os métodos são separados por virgula, isso permite executar dois ou mais métodos com um click por exemplo:</text:p>
      <text:p text:style-name="P118">&lt;<text:span text:style-name="T43">elemento @click=”evento1(txt, $event), evento2”&gt;</text:span>&lt;/<text:span text:style-name="T43">elemento&gt; </text:span></text:p>
      <text:p text:style-name="P30"/>
      <text:p text:style-name="P122"><text:soft-page-break/>methods: { </text:p>
      <text:p text:style-name="P122"><text:span text:style-name="T19"><text:s text:c="4"/></text:span>evento1(txt, e) {}, </text:p>
      <text:p text:style-name="P122"><text:span text:style-name="T19"><text:s text:c="4"/></text:span>evento2() {} </text:p>
      <text:p text:style-name="P122">} </text:p>
      <text:p text:style-name="P30"/>
      <text:p text:style-name="P129">Ex:</text:p>
      <text:p text:style-name="P83">&lt;template&gt;</text:p>
      <text:p text:style-name="P83"><text:s text:c="4"/>&lt;div&gt;</text:p>
      <text:p text:style-name="P84"><text:s text:c="8"/>&lt;button @click="primeiro(txt1, $event), segundo(txt2, $event), </text:p>
      <text:p text:style-name="P84"><text:s text:c="8"/>terceiro()"&gt;Ativar Varios Eventos&lt;/button&gt;</text:p>
      <text:p text:style-name="P83"><text:s text:c="8"/>&lt;p&gt;{{ multiplos_eventos }}&lt;/p&gt;</text:p>
      <text:p text:style-name="P83"><text:s text:c="4"/>&lt;/div&gt;</text:p>
      <text:p text:style-name="P83">&lt;/template&gt;</text:p>
      <text:p text:style-name="P83"/>
      <text:p text:style-name="P83">&lt;script&gt;</text:p>
      <text:p text:style-name="P83"><text:s text:c="4"/>export default {</text:p>
      <text:p text:style-name="P83"><text:s text:c="8"/>name: "MultiplosEventos",</text:p>
      <text:p text:style-name="P83"><text:s text:c="8"/>data() {</text:p>
      <text:p text:style-name="P84"><text:s text:c="12"/>return {multiplos_eventos: "", txt1: "Primeiro evento", txt2: </text:p>
      <text:p text:style-name="P84"><text:s text:c="12"/>"Segundo evento"}</text:p>
      <text:p text:style-name="P83"><text:s text:c="8"/>},</text:p>
      <text:p text:style-name="P83"><text:s text:c="8"/>methods: {</text:p>
      <text:p text:style-name="P84"><text:s text:c="12"/>primeiro(txt, e) {</text:p>
      <text:p text:style-name="P84"><text:s text:c="16"/>this.multiplos_eventos = "Primeiro evento ativado!"</text:p>
      <text:p text:style-name="P84"><text:s text:c="12"/>},</text:p>
      <text:p text:style-name="P83"><text:s text:c="12"/>segundo(txt, e) {</text:p>
      <text:p text:style-name="P84"><text:s text:c="16"/>setTimeout(() =&gt; {this.multiplos_eventos = "Segundo evento ativado!"}, 500)</text:p>
      <text:p text:style-name="P83"><text:s text:c="12"/>},</text:p>
      <text:p text:style-name="P84"><text:s text:c="12"/>terceiro() {</text:p>
      <text:p text:style-name="P84"><text:s text:c="16"/>setTimeout(() =&gt; {this.multiplos_eventos = ""}, 1500)</text:p>
      <text:p text:style-name="P84"><text:s text:c="12"/>}</text:p>
      <text:p text:style-name="P83"><text:s text:c="8"/>}</text:p>
      <text:p text:style-name="P83"><text:s text:c="4"/>}</text:p>
      <text:p text:style-name="P83">&lt;/script&gt;</text:p>
      <text:p text:style-name="P30"/>
      <text:p text:style-name="P30"/>
      <text:h text:style-name="P73" text:outline-level="2"><text:soft-page-break/>Reutilização de Componentes</text:h>
      <text:p text:style-name="P30">No vue, reutilização de componentes é comum, cada componente será completamente independente, podendo ativar seus métodos e mudar seus dados, assim que necessários.</text:p>
      <text:p text:style-name="P30"/>
      <text:p text:style-name="P30">Para utilizar o recurso, basta invocar novamente o componente após a importação do mesmo.</text:p>
      <text:h text:style-name="P73" text:outline-level="2"><text:span text:style-name="T44">Passar dados com </text:span>props</text:h>
      <text:p text:style-name="P107">Os componentes do vue podem receber dados, e este recurso é chamado de props. É um recurso fundamental para passar dados de um componente para outro.</text:p>
      <text:p text:style-name="P34"/>
      <text:p text:style-name="P34"><text:span text:style-name="T54">A</text:span>s props podem ser passadas por valores do data, como também é possível inserir diretamente.</text:p>
      <text:p text:style-name="P34"/>
      <text:p text:style-name="P34"><text:span text:style-name="T54">É</text:span> preciso declarar as propriedades recebidas pelos componentes, em um array ou objeto chamado props.</text:p>
      <text:p text:style-name="P34"/>
      <text:p text:style-name="P35"><text:span text:style-name="T54">P</text:span>ara passar props diretamente pelo componente basta colocar um nome como atributo e o valor entre aspas:</text:p>
      <text:p text:style-name="P123">&lt;elemento email=”rafa@gmail.com”&gt;/elemento&gt; </text:p>
      <text:p text:style-name="P30"/>
      <text:p text:style-name="P35"><text:span text:style-name="T54">P</text:span>ara o componente receber será declarado props ao lado de data, <text:span text:style-name="T54">methods, etc.</text:span></text:p>
      <text:p text:style-name="P123">props: {</text:p>
      <text:p text:style-name="P123"><text:span text:style-name="T19"><text:s text:c="5"/></text:span>email</text:p>
      <text:p text:style-name="P123">}</text:p>
      <text:p text:style-name="P35"/>
      <text:p text:style-name="P35"><text:span text:style-name="T54">T</text:span>amb<text:span text:style-name="T54">é</text:span>m é possível tipar o dado recebido:</text:p>
      <text:p text:style-name="P35"><text:span text:style-name="T10">props: {email: String} </text:span></text:p>
      <text:p text:style-name="P35"><text:soft-page-break/>Passar através do data:</text:p>
      <text:p text:style-name="P123">&lt;elemento :email=”email”&gt;/elemento&gt;</text:p>
      <text:p text:style-name="P30"/>
      <text:p text:style-name="P123">data() {<text:line-break/><text:span text:style-name="T19"> <text:s text:c="3"/></text:span>email: “rafael55@gmail.com</text:p>
      <text:p text:style-name="P123">}</text:p>
      <text:p text:style-name="P30"/>
      <text:p text:style-name="P35"><text:span text:style-name="T54">P</text:span>ara receber é da mesma forma:</text:p>
      <text:p text:style-name="P123">props: {</text:p>
      <text:p text:style-name="P123"><text:span text:style-name="T19"><text:s text:c="4"/></text:span>email</text:p>
      <text:p text:style-name="P123">}</text:p>
      <text:p text:style-name="P30"/>
      <text:p text:style-name="P36">Via array:</text:p>
      <text:p text:style-name="P124">&lt;elemento :variavel_1=true /&gt;</text:p>
      <text:p text:style-name="P36"/>
      <text:p text:style-name="P124">props: [variavel_1]</text:p>
      <text:p text:style-name="P30"/>
      <text:p text:style-name="P65">Ex:</text:p>
      <text:p text:style-name="P87">Pessoa.vue</text:p>
      <text:p text:style-name="P85">&lt;template&gt;</text:p>
      <text:p text:style-name="P85"><text:s text:c="4"/>&lt;div&gt;</text:p>
      <text:p text:style-name="P85"><text:s text:c="7"/>&lt;h2&gt;Está é a descrição da pessoa: {{ name }}&lt;/h2&gt;</text:p>
      <text:p text:style-name="P86"><text:s text:c="8"/></text:p>
      <text:p text:style-name="P86"><text:s text:c="7"/>&lt;Info :compEmail="email" :esta_trabalhando="esta_trabalhando" /&gt;</text:p>
      <text:p text:style-name="P85"><text:s text:c="7"/>&lt;Header :esta_logado=true /&gt;</text:p>
      <text:p text:style-name="P85"><text:s text:c="4"/>&lt;/div&gt;</text:p>
      <text:p text:style-name="P85">&lt;/template&gt;</text:p>
      <text:p text:style-name="P85"/>
      <text:p text:style-name="P85">&lt;script&gt;</text:p>
      <text:p text:style-name="P85"><text:s text:c="4"/>import Info from "./Info.vue"</text:p>
      <text:p text:style-name="P85"><text:s text:c="4"/>import Form from "./Form/Form.vue"</text:p>
      <text:p text:style-name="P85"><text:s text:c="4"/>import Header from "./Header.vue"</text:p>
      <text:p text:style-name="P85"/>
      <text:p text:style-name="P85"><text:s text:c="4"/>export default {</text:p>
      <text:p text:style-name="P85"><text:s text:c="8"/>name: "Pessoa",</text:p>
      <text:p text:style-name="P85"><text:s text:c="8"/>data() {</text:p>
      <text:p text:style-name="P85"><text:soft-page-break/><text:s text:c="12"/>return {</text:p>
      <text:p text:style-name="P85"><text:s text:c="16"/>name: "rafael",</text:p>
      <text:p text:style-name="P85"><text:s text:c="16"/>email: "rafa44@gmail.com",</text:p>
      <text:p text:style-name="P85"><text:s text:c="16"/>esta_trabalhando: true</text:p>
      <text:p text:style-name="P85"><text:s text:c="12"/>}</text:p>
      <text:p text:style-name="P85"><text:s text:c="8"/>},</text:p>
      <text:p text:style-name="P85"><text:s text:c="8"/>components: {Info,Form,Header}</text:p>
      <text:p text:style-name="P85"><text:s text:c="4"/>}</text:p>
      <text:p text:style-name="P85">&lt;/script&gt;</text:p>
      <text:p text:style-name="P85"/>
      <text:p text:style-name="P87">Info.vue</text:p>
      <text:p text:style-name="P85">&lt;template&gt;</text:p>
      <text:p text:style-name="P85"><text:s text:c="4"/>&lt;div&gt;</text:p>
      <text:p text:style-name="P85"><text:s text:c="8"/>&lt;p&gt;{{ compEmail }}&lt;/p&gt;</text:p>
      <text:p text:style-name="P86"><text:s text:c="8"/>&lt;p v-show="esta_trabalhando"&gt;Estou trabalhando no </text:p>
      <text:p text:style-name="P86"><text:s text:c="8"/>momento&lt;/p&gt;</text:p>
      <text:p text:style-name="P85"><text:s text:c="4"/>&lt;/div&gt;</text:p>
      <text:p text:style-name="P85">&lt;/template&gt;</text:p>
      <text:p text:style-name="P85"/>
      <text:p text:style-name="P85">&lt;script&gt;</text:p>
      <text:p text:style-name="P85"><text:s text:c="4"/>import Picture from "./Picture.vue"</text:p>
      <text:p text:style-name="P85"/>
      <text:p text:style-name="P85"><text:s text:c="4"/>export default {</text:p>
      <text:p text:style-name="P85"><text:s text:c="8"/>name: "Info",</text:p>
      <text:p text:style-name="P85"><text:s text:c="8"/>components: {Picture} ,</text:p>
      <text:p text:style-name="P85"><text:s text:c="8"/>props: {</text:p>
      <text:p text:style-name="P85"><text:s text:c="12"/>compEmail: String,esta_trabalhando: Boolean</text:p>
      <text:p text:style-name="P85"><text:s text:c="8"/>}</text:p>
      <text:p text:style-name="P85"><text:s text:c="4"/>}</text:p>
      <text:p text:style-name="P85">&lt;/script&gt;</text:p>
      <text:h text:style-name="P75" text:outline-level="3">Emit</text:h>
      <text:p text:style-name="P110">Utilizando o $emit é possível ouvir um evento de um componente filho em um componente pai. <text:span text:style-name="T55">C</text:span>om isso, <text:span text:style-name="T55">é possível</text:span> ativar comportamentos (como métodos) no componente pai, faz<text:span text:style-name="T55">endo</text:span> a comunicação de baixo pra cima em vez de de cima pra baixo via props.</text:p>
      <text:p text:style-name="P37"/>
      <text:p text:style-name="P37"><text:span text:style-name="T55">O</text:span> evento deve ser registrado no componente e é preciso definir o que será feito com a ativação do evento na chamada do componente.</text:p>
      <text:p text:style-name="P30"><text:soft-page-break/></text:p>
      <text:p text:style-name="P37"><text:span text:style-name="T55">É</text:span> útil quando não se trabalha com vuex, quando o projeto é mais simples onde não faz sentido utilizar o state (vuex).</text:p>
      <text:p text:style-name="P30"/>
      <text:p text:style-name="P125">@evento=”$emit(‘metodoEmit’)” </text:p>
      <text:p text:style-name="P30"/>
      <text:p text:style-name="P38"><text:span text:style-name="T55">A</text:span>o lado do methods, props e data, tem também o emits:</text:p>
      <text:p text:style-name="P125">emits: [‘metodoEmit] </text:p>
      <text:p text:style-name="P30"/>
      <text:p text:style-name="P38"><text:span text:style-name="T55">P</text:span>ara tudo funcionar, no elemento pai é preciso declarar um evento que recebe o metodo:</text:p>
      <text:p text:style-name="P125">&lt;ComponenteFilho @metodo-emit=”metodoEmit” /&gt; </text:p>
      <text:p text:style-name="P30"/>
      <text:p text:style-name="P125">methods: {</text:p>
      <text:p text:style-name="P125"><text:span text:style-name="T19"><text:s text:c="4"/></text:span>metodo() {}</text:p>
      <text:p text:style-name="P125">}</text:p>
      <text:p text:style-name="P38"/>
      <text:p text:style-name="P39">O que vai dentro do $emit, o evento passado no componente filho e a propriedade do emits estão ligados, por isso devem conter o mesmo nome:</text:p>
      <text:p text:style-name="P126">&lt;Componente @ativar-metodo=”metodo” /&gt;</text:p>
      <text:p text:style-name="P31"/>
      <text:p text:style-name="P126">$emit(‘ativarMetodo’) </text:p>
      <text:p text:style-name="P30"/>
      <text:p text:style-name="P126">emits: [“ativarMetodo”] </text:p>
      <text:p text:style-name="P3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Ubuntu" svg:font-family="Ubuntu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7T13:26:42.917000000</meta:creation-date>
    <dc:date>2025-05-27T09:29:42.035000000</dc:date>
    <meta:editing-duration>PT12H36M51S</meta:editing-duration>
    <meta:editing-cycles>30</meta:editing-cycles>
    <meta:generator>LibreOffice/24.2.2.2$Windows_X86_64 LibreOffice_project/d56cc158d8a96260b836f100ef4b4ef25d6f1a01</meta:generator>
    <meta:document-statistic meta:table-count="0" meta:image-count="0" meta:object-count="0" meta:page-count="19" meta:paragraph-count="401" meta:word-count="2302" meta:character-count="16454" meta:non-whitespace-character-count="13241"/>
  </office:meta>
</office:document-meta>
</file>